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/>
    <style:font-face style:name="Caladea" svg:font-family="Caladea" style:font-family-generic="roman"/>
    <style:font-face style:name="FreeSans" svg:font-family="FreeSans" style:font-family-generic="roman"/>
    <style:font-face style:name="Liberation Serif2" svg:font-family="'Liberation Serif'" style:font-family-generic="roman"/>
    <style:font-face style:name="Times" svg:font-family="Times" style:font-family-generic="roman"/>
    <style:font-face style:name="FreeSans2" svg:font-family="FreeSans" style:font-family-generic="swiss"/>
    <style:font-face style:name="Arial" svg:font-family="Arial" style:font-family-generic="roman" style:font-pitch="variable"/>
    <style:font-face style:name="Caladea1" svg:font-family="Calade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625b0e" officeooo:paragraph-rsid="013edd03" style:font-name-asian="DejaVu Sans" style:font-size-asian="24pt" style:font-style-asian="normal" style:font-weight-asian="normal" style:font-name-complex="Liberation Sans2" style:font-size-complex="12pt" style:font-weight-complex="normal" style:text-emphasize="none"/>
    </style:style>
    <style:style style:name="P2" style:family="paragraph" style:parent-style-name="Standard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625b0e" officeooo:paragraph-rsid="011ad6a0" style:font-name-asian="DejaVu Sans" style:font-size-asian="24pt" style:font-style-asian="normal" style:font-weight-asian="normal" style:font-name-complex="Liberation Sans2" style:font-size-complex="12pt" style:font-weight-complex="normal" style:text-emphasize="none"/>
    </style:style>
    <style:style style:name="P3" style:family="paragraph" style:parent-style-name="Standard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625b0e" officeooo:paragraph-rsid="013f1146" style:font-name-asian="DejaVu Sans" style:font-size-asian="24pt" style:font-style-asian="normal" style:font-weight-asian="normal" style:font-name-complex="Liberation Sans2" style:font-size-complex="12pt" style:font-weight-complex="normal" style:text-emphasize="none"/>
    </style:style>
    <style:style style:name="P4" style:family="paragraph" style:parent-style-name="Standard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625b0e" officeooo:paragraph-rsid="015447ca" style:font-name-asian="DejaVu Sans" style:font-size-asian="24pt" style:font-style-asian="normal" style:font-weight-asian="normal" style:font-name-complex="Liberation Sans2" style:font-size-complex="12pt" style:font-weight-complex="normal" style:text-emphasize="none"/>
    </style:style>
    <style:style style:name="P5" style:family="paragraph" style:parent-style-name="Standard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1539bd5" officeooo:paragraph-rsid="01539bd5" style:font-name-asian="DejaVu Sans" style:font-size-asian="24pt" style:font-style-asian="normal" style:font-weight-asian="normal" style:font-name-complex="Liberation Sans2" style:font-size-complex="12pt" style:font-weight-complex="normal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1539bd5" officeooo:paragraph-rsid="015447ca" style:font-name-asian="DejaVu Sans" style:font-size-asian="24pt" style:font-style-asian="normal" style:font-weight-asian="normal" style:font-name-complex="Liberation Sans2" style:font-size-complex="12pt" style:font-weight-complex="normal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1539bd5" officeooo:paragraph-rsid="01551524" style:font-name-asian="DejaVu Sans" style:font-size-asian="24pt" style:font-style-asian="normal" style:font-weight-asian="normal" style:font-name-complex="Liberation Sans2" style:font-size-complex="12pt" style:font-weight-complex="normal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efc0e" officeooo:paragraph-rsid="013e306f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9" style:family="paragraph" style:parent-style-name="Standard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a4600" officeooo:paragraph-rsid="016f8b74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10" style:family="paragraph" style:parent-style-name="Standard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625b0e" officeooo:paragraph-rsid="013f1146" style:font-name-asian="DejaVu Sans" style:font-size-asian="24pt" style:font-style-asian="normal" style:font-weight-asian="bold" style:font-name-complex="Liberation Sans2" style:font-size-complex="12pt" style:font-weight-complex="bold" style:text-emphasize="none"/>
    </style:style>
    <style:style style:name="P11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12d853c" officeooo:paragraph-rsid="012d853c" style:font-name-asian="DejaVu Sans" style:font-size-asian="12pt" style:font-style-asian="normal" style:font-weight-asian="bold" style:font-name-complex="Liberation Sans2" style:font-size-complex="12pt" style:text-emphasize="none"/>
    </style:style>
    <style:style style:name="P12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1103f43" officeooo:paragraph-rsid="01103f43" style:font-name-asian="DejaVu Sans" style:font-size-asian="12pt" style:font-style-asian="normal" style:font-weight-asian="bold" style:font-name-complex="Liberation Sans2" style:font-size-complex="12pt" style:text-emphasize="none"/>
    </style:style>
    <style:style style:name="P13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1103f43" officeooo:paragraph-rsid="0139da1c" style:font-name-asian="DejaVu Sans" style:font-size-asian="12pt" style:font-style-asian="normal" style:font-weight-asian="bold" style:font-name-complex="Liberation Sans2" style:font-size-complex="12pt" style:text-emphasize="none"/>
    </style:style>
    <style:style style:name="P14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13e306f" officeooo:paragraph-rsid="013e306f" style:font-name-asian="DejaVu Sans" style:font-size-asian="12pt" style:font-style-asian="normal" style:font-weight-asian="bold" style:font-name-complex="Liberation Sans2" style:font-size-complex="12pt" style:font-weight-complex="bold" style:text-emphasize="none"/>
    </style:style>
    <style:style style:name="P15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15c06c1" officeooo:paragraph-rsid="015c06c1" style:font-name-asian="DejaVu Sans" style:font-size-asian="12pt" style:font-style-asian="normal" style:font-weight-asian="bold" style:font-name-complex="Liberation Sans2" style:font-size-complex="12pt" style:font-weight-complex="bold" style:text-emphasize="none"/>
    </style:style>
    <style:style style:name="P16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16f8b74" officeooo:paragraph-rsid="016f8b74" style:font-name-asian="DejaVu Sans" style:font-size-asian="12pt" style:font-style-asian="normal" style:font-weight-asian="bold" style:font-name-complex="Liberation Sans2" style:font-size-complex="12pt" style:font-weight-complex="bold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2d853c" officeooo:paragraph-rsid="012d853c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310cd4" officeooo:paragraph-rsid="01310cd4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3e306f" officeooo:paragraph-rsid="013e306f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20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3e306f" officeooo:paragraph-rsid="01367015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21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3e306f" officeooo:paragraph-rsid="016f8b74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22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1ad6a0" officeooo:paragraph-rsid="013edd03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23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1ad6a0" officeooo:paragraph-rsid="01367015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24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1ad6a0" officeooo:paragraph-rsid="01383607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25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1ad6a0" officeooo:paragraph-rsid="011ad6a0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1ad6a0" officeooo:paragraph-rsid="013e306f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27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367015" officeooo:paragraph-rsid="01367015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28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3f1146" officeooo:paragraph-rsid="013f1146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29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39da1c" officeooo:paragraph-rsid="0139da1c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30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366ba0" officeooo:paragraph-rsid="01366ba0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31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59f5a0" officeooo:paragraph-rsid="0159f5a0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32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5c06c1" officeooo:paragraph-rsid="015c06c1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34a7cc" officeooo:paragraph-rsid="0134a7cc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34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6bc89b" officeooo:paragraph-rsid="016e0de3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35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6f8b74" officeooo:paragraph-rsid="016f8b74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36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b88" officeooo:paragraph-rsid="016f8b74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37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383607" officeooo:paragraph-rsid="016b4471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38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1fa25d" officeooo:paragraph-rsid="0134a7cc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39" style:family="paragraph" style:parent-style-name="Standard">
      <style:text-properties style:font-name="Liberation Serif" fo:font-size="12pt" fo:language="en" fo:country="US" fo:font-weight="normal" officeooo:rsid="00573744" officeooo:paragraph-rsid="013edd03" style:font-weight-asian="normal" style:font-weight-complex="normal"/>
    </style:style>
    <style:style style:name="P40" style:family="paragraph" style:parent-style-name="Standard">
      <style:text-properties style:font-name="Liberation Serif" fo:font-size="12pt" fo:language="en" fo:country="US" fo:font-weight="normal" officeooo:rsid="00573744" officeooo:paragraph-rsid="014805db" style:font-weight-asian="normal" style:font-weight-complex="normal"/>
    </style:style>
    <style:style style:name="P41" style:family="paragraph" style:parent-style-name="Standard">
      <style:text-properties style:font-name="Liberation Serif" fo:font-size="12pt" fo:language="en" fo:country="US" fo:font-weight="normal" officeooo:rsid="005b2b0e" officeooo:paragraph-rsid="013edd03" style:font-weight-asian="normal" style:font-weight-complex="normal"/>
    </style:style>
    <style:style style:name="P42" style:family="paragraph" style:parent-style-name="Standard">
      <style:text-properties style:font-name="Liberation Serif" fo:font-size="12pt" fo:language="en" fo:country="US" fo:font-weight="normal" officeooo:rsid="0059662e" officeooo:paragraph-rsid="013edd03" style:font-weight-asian="normal" style:font-weight-complex="normal"/>
    </style:style>
    <style:style style:name="P43" style:family="paragraph" style:parent-style-name="Standard">
      <style:text-properties style:font-name="Liberation Serif" fo:font-size="12pt" fo:language="en" fo:country="US" fo:font-weight="normal" officeooo:rsid="005c32ee" officeooo:paragraph-rsid="013edd03" style:font-weight-asian="normal" style:font-weight-complex="normal"/>
    </style:style>
    <style:style style:name="P44" style:family="paragraph" style:parent-style-name="Standard">
      <style:text-properties style:font-name="Liberation Serif" fo:font-size="12pt" fo:language="en" fo:country="US" fo:font-weight="normal" officeooo:rsid="005e2a57" officeooo:paragraph-rsid="013edd03" style:font-weight-asian="normal" style:font-weight-complex="normal"/>
    </style:style>
    <style:style style:name="P45" style:family="paragraph" style:parent-style-name="Standard">
      <style:text-properties style:font-name="Liberation Serif" fo:font-size="12pt" fo:language="en" fo:country="US" fo:font-weight="normal" officeooo:rsid="005fece8" officeooo:paragraph-rsid="013edd03" style:font-weight-asian="normal" style:font-weight-complex="normal"/>
    </style:style>
    <style:style style:name="P46" style:family="paragraph" style:parent-style-name="Standard">
      <style:text-properties style:font-name="Liberation Serif" fo:font-size="12pt" fo:language="en" fo:country="US" fo:font-weight="normal" officeooo:rsid="00609df7" officeooo:paragraph-rsid="013edd03" style:font-weight-asian="normal" style:font-weight-complex="normal"/>
    </style:style>
    <style:style style:name="P47" style:family="paragraph" style:parent-style-name="Standard">
      <style:text-properties style:font-name="Liberation Serif" fo:font-size="12pt" fo:language="en" fo:country="US" fo:font-weight="normal" officeooo:rsid="00625b0e" officeooo:paragraph-rsid="013edd03" style:font-weight-asian="normal" style:font-weight-complex="normal"/>
    </style:style>
    <style:style style:name="P48" style:family="paragraph" style:parent-style-name="Standard">
      <style:text-properties style:font-name="Liberation Serif" fo:font-size="12pt" fo:language="en" fo:country="US" fo:font-weight="normal" officeooo:rsid="003a4600" officeooo:paragraph-rsid="01578966" style:font-weight-asian="normal" style:font-weight-complex="normal"/>
    </style:style>
    <style:style style:name="P49" style:family="paragraph" style:parent-style-name="Standard">
      <style:text-properties style:font-name="Liberation Serif" fo:font-size="12pt" fo:language="en" fo:country="US" fo:font-weight="normal" officeooo:rsid="0077152c" officeooo:paragraph-rsid="01578966" style:font-weight-asian="normal" style:font-weight-complex="normal"/>
    </style:style>
    <style:style style:name="P50" style:family="paragraph" style:parent-style-name="Standard">
      <style:text-properties style:font-name="Liberation Serif" fo:font-size="12pt" fo:language="en" fo:country="US" fo:font-weight="normal" officeooo:rsid="004efc0e" officeooo:paragraph-rsid="013e306f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Liberation Serif" fo:font-size="12pt" fo:language="en" fo:country="US" fo:font-weight="normal" officeooo:rsid="005434c8" officeooo:paragraph-rsid="013e306f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Liberation Serif" fo:font-size="12pt" fo:language="en" fo:country="US" fo:font-weight="normal" officeooo:rsid="003a4600" officeooo:paragraph-rsid="013e306f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Liberation Serif" fo:font-size="12pt" fo:language="en" fo:country="US" fo:font-weight="normal" officeooo:rsid="0053324b" officeooo:paragraph-rsid="013e306f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Liberation Serif" fo:font-size="12pt" fo:language="en" fo:country="US" fo:font-weight="normal" officeooo:rsid="006edc57" officeooo:paragraph-rsid="013e306f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Liberation Serif" fo:font-size="12pt" fo:language="en" fo:country="US" fo:font-weight="normal" officeooo:rsid="0054f92b" officeooo:paragraph-rsid="013e306f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erif" fo:font-size="12pt" fo:language="en" fo:country="US" fo:font-weight="normal" officeooo:rsid="005645f3" officeooo:paragraph-rsid="013e306f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Liberation Serif" fo:font-size="12pt" fo:language="en" fo:country="US" fo:font-weight="normal" officeooo:rsid="0057edf0" officeooo:paragraph-rsid="013e306f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Serif" fo:font-size="12pt" fo:language="en" fo:country="US" fo:font-weight="normal" officeooo:rsid="0059bcae" officeooo:paragraph-rsid="013e306f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Liberation Serif" fo:font-size="12pt" fo:language="en" fo:country="US" fo:font-weight="normal" officeooo:rsid="005d96c8" officeooo:paragraph-rsid="013e306f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Liberation Serif" fo:font-size="12pt" fo:language="en" fo:country="US" fo:font-weight="normal" officeooo:rsid="002ab1d1" officeooo:paragraph-rsid="013e306f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language="en" fo:country="US" fo:font-weight="normal" officeooo:rsid="002ab1d1" officeooo:paragraph-rsid="013e306f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" fo:font-size="12pt" fo:language="en" fo:country="US" fo:font-weight="normal" officeooo:rsid="007216cc" officeooo:paragraph-rsid="013e306f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Liberation Serif" fo:font-size="12pt" fo:language="en" fo:country="US" fo:font-weight="normal" officeooo:rsid="0070a7ab" officeooo:paragraph-rsid="013e306f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Liberation Serif" fo:font-size="12pt" fo:language="en" fo:country="US" fo:font-weight="normal" officeooo:rsid="0077152c" officeooo:paragraph-rsid="01578966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Liberation Serif" fo:font-size="12pt" fo:language="en" fo:country="US" fo:font-weight="bold" officeooo:rsid="0063788d" officeooo:paragraph-rsid="013edd03" style:font-weight-asian="bold" style:font-weight-complex="bold"/>
    </style:style>
    <style:style style:name="P66" style:family="paragraph" style:parent-style-name="Standard">
      <style:text-properties style:font-name="Liberation Serif" fo:font-size="12pt" fo:language="en" fo:country="US" fo:font-weight="bold" officeooo:rsid="007cd361" officeooo:paragraph-rsid="013edd03" style:font-weight-asian="bold" style:font-weight-complex="bold"/>
    </style:style>
    <style:style style:name="P67" style:family="paragraph" style:parent-style-name="Standard">
      <style:text-properties style:font-name="Liberation Serif" fo:font-size="12pt" fo:language="en" fo:country="US" fo:font-weight="bold" officeooo:rsid="005e2a57" officeooo:paragraph-rsid="013edd03" style:font-weight-asian="bold" style:font-weight-complex="bold"/>
    </style:style>
    <style:style style:name="P68" style:family="paragraph" style:parent-style-name="Standard">
      <style:text-properties style:font-name="Liberation Serif" fo:font-size="12pt" fo:language="en" fo:country="US" fo:font-weight="bold" officeooo:rsid="0074d860" officeooo:paragraph-rsid="01367015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Liberation Serif" fo:font-size="12pt" fo:language="en" fo:country="US" fo:font-weight="bold" officeooo:rsid="0057edf0" officeooo:paragraph-rsid="013e306f" style:font-size-asian="12pt" style:font-weight-asian="bold" style:font-size-complex="12pt" style:font-weight-complex="bold"/>
    </style:style>
    <style:style style:name="P70" style:family="paragraph" style:parent-style-name="Standard">
      <style:text-properties style:font-name="Liberation Serif" fo:font-size="12pt" fo:font-weight="normal" officeooo:rsid="012d853c" officeooo:paragraph-rsid="013edd03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Liberation Serif" fo:font-size="12pt" fo:font-weight="normal" officeooo:rsid="01175d71" officeooo:paragraph-rsid="01175d71" style:font-size-asian="12pt" style:font-weight-asian="normal" style:font-size-complex="12pt" style:font-weight-complex="normal"/>
    </style:style>
    <style:style style:name="P72" style:family="paragraph" style:parent-style-name="Standard">
      <style:text-properties style:font-name="Liberation Serif" fo:font-size="12pt" fo:font-weight="normal" officeooo:rsid="01175d71" officeooo:paragraph-rsid="012610a1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Liberation Serif" fo:font-size="12pt" fo:font-weight="normal" officeooo:rsid="01175d71" officeooo:paragraph-rsid="01383607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font-name="Liberation Serif" fo:font-size="12pt" fo:font-weight="normal" officeooo:rsid="01175d71" officeooo:paragraph-rsid="011ad6a0" style:font-size-asian="12pt" style:font-weight-asian="normal" style:font-size-complex="12pt" style:font-weight-complex="normal"/>
    </style:style>
    <style:style style:name="P75" style:family="paragraph" style:parent-style-name="Standard">
      <style:text-properties style:font-name="Liberation Serif" fo:font-size="12pt" fo:font-weight="normal" officeooo:rsid="01175d71" officeooo:paragraph-rsid="01367015" style:font-size-asian="12pt" style:font-weight-asian="normal" style:font-size-complex="12pt" style:font-weight-complex="normal"/>
    </style:style>
    <style:style style:name="P76" style:family="paragraph" style:parent-style-name="Standard">
      <style:text-properties style:font-name="Liberation Serif" fo:font-size="12pt" fo:font-weight="normal" officeooo:rsid="01175d71" officeooo:paragraph-rsid="0139da1c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font-name="Liberation Serif" fo:font-size="12pt" fo:font-weight="normal" officeooo:rsid="01175d71" officeooo:paragraph-rsid="013f1146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font-name="Liberation Serif" fo:font-size="12pt" fo:font-weight="normal" officeooo:rsid="01175d71" officeooo:paragraph-rsid="01669414" style:font-size-asian="12pt" style:font-weight-asian="normal" style:font-size-complex="12pt" style:font-weight-complex="normal"/>
    </style:style>
    <style:style style:name="P79" style:family="paragraph" style:parent-style-name="Standard">
      <style:text-properties style:font-name="Liberation Serif" fo:font-size="12pt" fo:font-weight="normal" officeooo:rsid="01175d71" officeooo:paragraph-rsid="016b4471" style:font-size-asian="12pt" style:font-weight-asian="normal" style:font-size-complex="12pt" style:font-weight-complex="normal"/>
    </style:style>
    <style:style style:name="P80" style:family="paragraph" style:parent-style-name="Standard">
      <style:text-properties style:font-name="Liberation Serif" fo:font-size="12pt" fo:font-weight="normal" officeooo:rsid="011ad6a0" officeooo:paragraph-rsid="011ad6a0" style:font-size-asian="12pt" style:font-weight-asian="normal" style:font-size-complex="12pt" style:font-weight-complex="normal"/>
    </style:style>
    <style:style style:name="P81" style:family="paragraph" style:parent-style-name="Standard">
      <style:text-properties style:font-name="Liberation Serif" fo:font-size="12pt" fo:font-weight="normal" officeooo:rsid="011ad6a0" officeooo:paragraph-rsid="015ecc10" style:font-size-asian="12pt" style:font-weight-asian="normal" style:font-size-complex="12pt" style:font-weight-complex="normal"/>
    </style:style>
    <style:style style:name="P82" style:family="paragraph" style:parent-style-name="Standard">
      <style:text-properties style:font-name="Liberation Serif" fo:font-size="12pt" fo:font-weight="normal" officeooo:rsid="01367015" officeooo:paragraph-rsid="01367015" style:font-size-asian="12pt" style:font-weight-asian="normal" style:font-size-complex="12pt" style:font-weight-complex="normal"/>
    </style:style>
    <style:style style:name="P83" style:family="paragraph" style:parent-style-name="Standard">
      <style:text-properties style:font-name="Liberation Serif" fo:font-size="12pt" fo:font-weight="normal" officeooo:rsid="013e306f" officeooo:paragraph-rsid="013e306f" style:font-size-asian="12pt" style:font-weight-asian="normal" style:font-size-complex="12pt" style:font-weight-complex="normal"/>
    </style:style>
    <style:style style:name="P84" style:family="paragraph" style:parent-style-name="Standard">
      <style:text-properties style:font-name="Liberation Serif" fo:font-size="12pt" fo:font-weight="normal" officeooo:rsid="013e306f" officeooo:paragraph-rsid="016241af" style:font-size-asian="12pt" style:font-weight-asian="normal" style:font-size-complex="12pt" style:font-weight-complex="normal"/>
    </style:style>
    <style:style style:name="P85" style:family="paragraph" style:parent-style-name="Standard">
      <style:text-properties style:font-name="Liberation Serif" fo:font-size="12pt" fo:font-weight="normal" officeooo:rsid="013e306f" officeooo:paragraph-rsid="01675117" style:font-size-asian="12pt" style:font-weight-asian="normal" style:font-size-complex="12pt" style:font-weight-complex="normal"/>
    </style:style>
    <style:style style:name="P86" style:family="paragraph" style:parent-style-name="Standard">
      <style:text-properties style:font-name="Liberation Serif" fo:font-size="12pt" fo:font-weight="normal" officeooo:rsid="013e306f" officeooo:paragraph-rsid="016b4471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4d3c0" officeooo:paragraph-rsid="013e306f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01e5" officeooo:paragraph-rsid="013e306f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182ae" officeooo:paragraph-rsid="013e306f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a0ab8" officeooo:paragraph-rsid="013e306f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font-name="Liberation Serif" fo:font-size="12pt" fo:font-weight="normal" officeooo:rsid="002ab1d1" officeooo:paragraph-rsid="013e306f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06" officeooo:paragraph-rsid="013e306f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8f311" officeooo:paragraph-rsid="013e306f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8369" officeooo:paragraph-rsid="013e306f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af04" officeooo:paragraph-rsid="013e306f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5e0e" officeooo:paragraph-rsid="013e306f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1f4b" officeooo:paragraph-rsid="013e306f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04a1" officeooo:paragraph-rsid="013e306f" style:font-size-asian="12pt" style:font-weight-asian="normal" style:font-size-complex="12pt" style:font-weight-complex="normal"/>
    </style:style>
    <style:style style:name="P99" style:family="paragraph" style:parent-style-name="Standard">
      <style:text-properties style:font-name="Liberation Serif" fo:font-size="12pt" fo:font-weight="normal" officeooo:rsid="01103f43" officeooo:paragraph-rsid="0111147d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f538" officeooo:paragraph-rsid="0157f3fc" style:font-size-asian="12pt" style:font-weight-asian="normal" style:font-size-complex="12pt" style:font-weight-complex="normal"/>
    </style:style>
    <style:style style:name="P101" style:family="paragraph" style:parent-style-name="Standard">
      <style:text-properties style:font-name="Liberation Serif" fo:font-size="12pt" fo:font-weight="normal" officeooo:rsid="015ecc10" officeooo:paragraph-rsid="015ecc10" style:font-size-asian="12pt" style:font-weight-asian="normal" style:font-size-complex="12pt" style:font-weight-complex="normal"/>
    </style:style>
    <style:style style:name="P102" style:family="paragraph" style:parent-style-name="Standard">
      <style:text-properties style:font-name="Liberation Serif" fo:font-size="12pt" fo:font-weight="normal" officeooo:rsid="016bc89b" officeooo:paragraph-rsid="016f8b74" style:font-size-asian="12pt" style:font-weight-asian="normal" style:font-size-complex="12pt" style:font-weight-complex="normal"/>
    </style:style>
    <style:style style:name="P103" style:family="paragraph" style:parent-style-name="Standard">
      <style:text-properties style:font-name="Liberation Serif" fo:font-size="12pt" fo:font-weight="normal" officeooo:rsid="016f8b74" officeooo:paragraph-rsid="016f8b74" style:font-size-asian="12pt" style:font-weight-asian="normal" style:font-size-complex="12pt" style:font-weight-complex="normal"/>
    </style:style>
    <style:style style:name="P104" style:family="paragraph" style:parent-style-name="Standard">
      <style:text-properties style:font-name="Liberation Serif" fo:font-size="12pt" fo:font-weight="normal" officeooo:rsid="01175d71" officeooo:paragraph-rsid="01175d71" style:font-size-asian="12pt" style:font-weight-asian="normal" style:font-size-complex="12pt"/>
    </style:style>
    <style:style style:name="P105" style:family="paragraph" style:parent-style-name="Standard">
      <style:text-properties style:font-name="Liberation Serif" fo:font-size="12pt" fo:font-weight="bold" officeooo:rsid="01175d71" officeooo:paragraph-rsid="01367015" style:font-size-asian="12pt" style:font-weight-asian="bold" style:font-size-complex="12pt" style:font-weight-complex="bold"/>
    </style:style>
    <style:style style:name="P106" style:family="paragraph" style:parent-style-name="Standard">
      <style:text-properties style:font-name="Liberation Serif" fo:font-size="12pt" fo:font-weight="bold" officeooo:rsid="01367015" officeooo:paragraph-rsid="01367015" style:font-size-asian="12pt" style:font-weight-asian="bold" style:font-size-complex="12pt" style:font-weight-complex="bold"/>
    </style:style>
    <style:style style:name="P107" style:family="paragraph" style:parent-style-name="Standard">
      <style:text-properties style:font-name="Liberation Serif" fo:font-size="12pt" fo:font-weight="bold" officeooo:rsid="01383607" officeooo:paragraph-rsid="01383607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4d3c0" officeooo:paragraph-rsid="013e306f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701e5" officeooo:paragraph-rsid="013e306f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9dd73" officeooo:paragraph-rsid="013e306f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950065" officeooo:paragraph-rsid="013e306f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96e38a" officeooo:paragraph-rsid="013e306f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6cf63" officeooo:paragraph-rsid="013e306f" style:font-size-asian="12pt" style:font-weight-asian="bold" style:font-size-complex="12pt" style:font-weight-complex="bold"/>
    </style:style>
    <style:style style:name="P114" style:family="paragraph" style:parent-style-name="Standard">
      <style:text-properties style:font-name="Liberation Serif" fo:font-size="12pt" fo:font-weight="bold" officeooo:rsid="00997697" officeooo:paragraph-rsid="013e306f" style:font-size-asian="12pt" style:font-weight-asian="bold" style:font-size-complex="12pt" style:font-weight-complex="bold"/>
    </style:style>
    <style:style style:name="P115" style:family="paragraph" style:parent-style-name="Standard">
      <style:text-properties style:font-name="Liberation Serif" fo:font-size="12pt" fo:font-weight="bold" officeooo:rsid="015cd500" officeooo:paragraph-rsid="015cd500" style:font-size-asian="12pt" style:font-weight-asian="bold" style:font-size-complex="12pt" style:font-weight-complex="bold"/>
    </style:style>
    <style:style style:name="P116" style:family="paragraph" style:parent-style-name="Standard">
      <style:text-properties style:font-name="Liberation Serif" fo:font-size="12pt" fo:font-weight="bold" officeooo:rsid="016f8b74" officeooo:paragraph-rsid="016f8b74" style:font-size-asian="12pt" style:font-weight-asian="bold" style:font-size-complex="12pt" style:font-weight-complex="bold"/>
    </style:style>
    <style:style style:name="P117" style:family="paragraph" style:parent-style-name="Standard">
      <style:text-properties style:font-name="Liberation Serif" fo:font-size="12pt" fo:font-weight="bold" officeooo:rsid="01103f43" officeooo:paragraph-rsid="0111147d" style:font-size-asian="12pt" style:font-weight-asian="bold" style:font-size-complex="12pt"/>
    </style:style>
    <style:style style:name="P118" style:family="paragraph" style:parent-style-name="Standard">
      <style:text-properties style:font-name="Liberation Serif" fo:font-size="12pt" officeooo:paragraph-rsid="01310cd4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officeooo:rsid="002f15fb" officeooo:paragraph-rsid="013e306f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officeooo:rsid="004abc99" officeooo:paragraph-rsid="013e306f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officeooo:rsid="004d61bc" officeooo:paragraph-rsid="013e306f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officeooo:rsid="004fe58c" officeooo:paragraph-rsid="013e306f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officeooo:rsid="0050d37a" officeooo:paragraph-rsid="013e306f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officeooo:rsid="00930db6" officeooo:paragraph-rsid="013e306f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officeooo:rsid="0096ae64" officeooo:paragraph-rsid="013e306f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officeooo:rsid="006aaca6" officeooo:paragraph-rsid="013e306f" style:font-size-asian="12pt" style:font-size-complex="12pt"/>
    </style:style>
    <style:style style:name="P127" style:family="paragraph" style:parent-style-name="Standard">
      <style:text-properties officeooo:rsid="0007a51b" officeooo:paragraph-rsid="013f1146"/>
    </style:style>
    <style:style style:name="P128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15ecc10" officeooo:paragraph-rsid="015ecc10" style:font-name-asian="DejaVu Sans" style:font-size-asian="24pt" style:font-style-asian="normal" style:font-weight-asian="normal" style:font-name-complex="Liberation Sans2" style:font-size-complex="12pt" style:font-weight-complex="normal" style:text-emphasize="none"/>
    </style:style>
    <style:style style:name="P12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15ecc10" officeooo:paragraph-rsid="015ecc10" style:font-name-asian="DejaVu Sans" style:font-size-asian="24pt" style:font-style-asian="normal" style:font-weight-asian="bold" style:font-name-complex="Liberation Sans2" style:font-size-complex="12pt" style:font-weight-complex="bold" style:text-emphasize="none"/>
    </style:style>
    <style:style style:name="P130" style:family="paragraph" style:parent-style-name="Standard" style:master-page-name="Standard">
      <style:paragraph-properties style:page-number="auto"/>
      <style:text-properties style:font-name="Liberation Serif" fo:font-size="12pt" fo:font-weight="bold" officeooo:rsid="01103f43" officeooo:paragraph-rsid="0139da1c" style:font-size-asian="12pt" style:font-weight-asian="bold" style:font-size-complex="12pt"/>
    </style:style>
    <style:style style:name="P131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2d853c" officeooo:paragraph-rsid="012d853c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132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1fa25d" officeooo:paragraph-rsid="016f8b74" style:font-name-asian="DejaVu Sans" style:font-size-asian="12pt" style:font-style-asian="normal" style:font-weight-asian="normal" style:font-name-complex="Liberation Sans2" style:font-size-complex="12pt" style:font-weight-complex="normal" style:text-emphasize="none"/>
    </style:style>
    <style:style style:name="P133" style:family="paragraph" style:parent-style-name="Standard" style:list-style-name="L8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625b0e" officeooo:paragraph-rsid="013f1146" style:font-name-asian="DejaVu Sans" style:font-size-asian="24pt" style:font-style-asian="normal" style:font-weight-asian="normal" style:font-name-complex="Liberation Sans2" style:font-size-complex="12pt" style:font-weight-complex="normal" style:text-emphasize="none"/>
    </style:style>
    <style:style style:name="P134" style:family="paragraph" style:parent-style-name="Standard" style:list-style-name="L9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625b0e" officeooo:paragraph-rsid="013f1146" style:font-name-asian="DejaVu Sans" style:font-size-asian="24pt" style:font-style-asian="normal" style:font-weight-asian="normal" style:font-name-complex="Liberation Sans2" style:font-size-complex="12pt" style:font-weight-complex="normal" style:text-emphasize="none"/>
    </style:style>
    <style:style style:name="P135" style:family="paragraph" style:parent-style-name="Standard" style:list-style-name="L1">
      <style:text-properties style:font-name="Liberation Serif" fo:font-size="12pt" fo:language="en" fo:country="US" fo:font-weight="normal" officeooo:rsid="004efc0e" officeooo:paragraph-rsid="013e306f" style:font-size-asian="12pt" style:font-weight-asian="normal" style:font-size-complex="12pt" style:font-weight-complex="normal"/>
    </style:style>
    <style:style style:name="P136" style:family="paragraph" style:parent-style-name="Standard" style:list-style-name="L1">
      <style:text-properties style:font-name="Liberation Serif" fo:font-size="12pt" fo:language="en" fo:country="US" fo:font-weight="normal" officeooo:rsid="004efc0e" officeooo:paragraph-rsid="0140e079" style:font-size-asian="12pt" style:font-weight-asian="normal" style:font-size-complex="12pt" style:font-weight-complex="normal"/>
    </style:style>
    <style:style style:name="P137" style:family="paragraph" style:parent-style-name="Standard" style:list-style-name="L2">
      <style:text-properties style:font-name="Liberation Serif" fo:font-size="12pt" fo:language="en" fo:country="US" fo:font-weight="normal" officeooo:rsid="004efc0e" officeooo:paragraph-rsid="013e306f" style:font-size-asian="12pt" style:font-weight-asian="normal" style:font-size-complex="12pt" style:font-weight-complex="normal"/>
    </style:style>
    <style:style style:name="P138" style:family="paragraph" style:parent-style-name="Standard" style:list-style-name="L3">
      <style:text-properties style:font-name="Liberation Serif" fo:font-size="12pt" fo:language="en" fo:country="US" fo:font-weight="normal" officeooo:rsid="004efc0e" officeooo:paragraph-rsid="013e306f" style:font-size-asian="12pt" style:font-weight-asian="normal" style:font-size-complex="12pt" style:font-weight-complex="normal"/>
    </style:style>
    <style:style style:name="P139" style:family="paragraph" style:parent-style-name="Standard" style:list-style-name="L1">
      <style:text-properties style:font-name="Liberation Serif" fo:font-size="12pt" fo:language="en" fo:country="US" fo:font-weight="normal" officeooo:rsid="006ba085" officeooo:paragraph-rsid="013e306f" style:font-size-asian="12pt" style:font-weight-asian="normal" style:font-size-complex="12pt" style:font-weight-complex="normal"/>
    </style:style>
    <style:style style:name="P140" style:family="paragraph" style:parent-style-name="Standard" style:list-style-name="L2">
      <style:text-properties style:font-name="Liberation Serif" fo:font-size="12pt" fo:language="en" fo:country="US" fo:font-weight="normal" officeooo:rsid="003a4600" officeooo:paragraph-rsid="013e306f" style:font-size-asian="12pt" style:font-weight-asian="normal" style:font-size-complex="12pt" style:font-weight-complex="normal"/>
    </style:style>
    <style:style style:name="P141" style:family="paragraph" style:parent-style-name="Standard" style:list-style-name="L2">
      <style:text-properties style:font-name="Liberation Serif" fo:font-size="12pt" fo:language="en" fo:country="US" fo:font-weight="normal" officeooo:rsid="003a4600" officeooo:paragraph-rsid="01458b18" style:font-size-asian="12pt" style:font-weight-asian="normal" style:font-size-complex="12pt" style:font-weight-complex="normal"/>
    </style:style>
    <style:style style:name="P142" style:family="paragraph" style:parent-style-name="Standard" style:list-style-name="L2">
      <style:text-properties style:font-name="Liberation Serif" fo:font-size="12pt" officeooo:paragraph-rsid="013e306f" style:font-size-asian="12pt" style:font-size-complex="12pt"/>
    </style:style>
    <style:style style:name="P143" style:family="paragraph" style:parent-style-name="Standard" style:list-style-name="L7">
      <style:paragraph-properties fo:text-align="start" style:justify-single-word="false"/>
      <style:text-properties style:font-name="Liberation Serif" fo:font-size="12pt" officeooo:rsid="00aab76d" officeooo:paragraph-rsid="013e306f" style:font-size-asian="12pt" style:font-size-complex="12pt"/>
    </style:style>
    <style:style style:name="P144" style:family="paragraph" style:parent-style-name="Standard" style:list-style-name="L7">
      <style:paragraph-properties fo:text-align="start" style:justify-single-word="false"/>
      <style:text-properties style:font-name="Liberation Serif" fo:font-size="12pt" officeooo:rsid="004abc99" officeooo:paragraph-rsid="013e306f" style:font-size-asian="12pt" style:font-size-complex="12pt"/>
    </style:style>
    <style:style style:name="P145" style:family="paragraph" style:parent-style-name="Standard" style:list-style-name="L7">
      <style:paragraph-properties fo:text-align="start" style:justify-single-word="false"/>
      <style:text-properties style:font-name="Liberation Serif" fo:font-size="12pt" officeooo:rsid="0062d6ec" officeooo:paragraph-rsid="013e306f" style:font-size-asian="12pt" style:font-size-complex="12pt"/>
    </style:style>
    <style:style style:name="P146" style:family="paragraph" style:parent-style-name="Standard" style:list-style-name="L4">
      <style:text-properties style:font-name="Liberation Serif" fo:font-size="12pt" fo:font-weight="normal" officeooo:rsid="016f8b74" officeooo:paragraph-rsid="016f8b74" style:font-size-asian="12pt" style:font-weight-asian="normal" style:font-size-complex="12pt" style:font-weight-complex="normal"/>
    </style:style>
    <style:style style:name="P14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44d3c0" officeooo:paragraph-rsid="013e306f" style:font-size-asian="12pt" style:font-weight-asian="normal" style:font-size-complex="12pt" style:font-weight-complex="normal"/>
    </style:style>
    <style:style style:name="P148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4701e5" officeooo:paragraph-rsid="013e306f" style:font-size-asian="12pt" style:font-weight-asian="normal" style:font-size-complex="12pt" style:font-weight-complex="normal"/>
    </style:style>
    <style:style style:name="P149" style:family="paragraph" style:parent-style-name="Standard">
      <style:text-properties style:font-name="Liberation Serif" fo:font-size="12pt" style:text-underline-style="none" fo:font-weight="normal" officeooo:rsid="05255b8a" officeooo:paragraph-rsid="017579b9" style:font-size-asian="12pt" style:font-weight-asian="normal" style:font-size-complex="12pt" style:font-weight-complex="normal"/>
    </style:style>
    <style:style style:name="P150" style:family="paragraph">
      <loext:graphic-properties draw:fill="solid" draw:fill-color="#c0c0c0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style:paragraph-properties fo:text-align="center"/>
    </style:style>
    <style:style style:name="P154" style:family="paragraph">
      <loext:graphic-properties draw:fill="none" draw:fill-color="#ffffff"/>
    </style:style>
    <style:style style:name="T1" style:family="text">
      <style:text-properties fo:font-weight="normal" officeooo:rsid="011383fd" style:font-weight-asian="normal" style:font-weight-complex="normal"/>
    </style:style>
    <style:style style:name="T2" style:family="text">
      <style:text-properties fo:font-weight="normal" officeooo:rsid="0018ae99" style:font-weight-asian="normal" style:font-weight-complex="normal"/>
    </style:style>
    <style:style style:name="T3" style:family="text">
      <style:text-properties fo:font-weight="normal" officeooo:rsid="0017ab88" style:font-weight-asian="normal" style:font-weight-complex="normal"/>
    </style:style>
    <style:style style:name="T4" style:family="text">
      <style:text-properties fo:font-weight="normal" officeooo:rsid="001b0691" style:font-weight-asian="normal" style:font-weight-complex="normal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style:font-name-asian="DejaVu Sans" style:font-style-asian="normal" style:font-name-complex="Liberation Sans2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officeooo:rsid="0118ecab" style:font-name-asian="DejaVu Sans" style:font-style-asian="normal" style:font-name-complex="Liberation Sans2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officeooo:rsid="011ad6a0" style:font-name-asian="DejaVu Sans" style:font-style-asian="normal" style:font-name-complex="Liberation Sans2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officeooo:rsid="011383fd" style:font-name-asian="DejaVu Sans" style:font-style-asian="normal" style:font-name-complex="Liberation Sans2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officeooo:rsid="0134a7cc" style:font-name-asian="DejaVu Sans" style:font-style-asian="normal" style:font-name-complex="Liberation Sans2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officeooo:rsid="007ba7fa" style:font-name-asian="DejaVu Sans" style:font-style-asian="normal" style:font-name-complex="Liberation Sans2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officeooo:rsid="01383607" style:font-name-asian="DejaVu Sans" style:font-style-asian="normal" style:font-name-complex="Liberation Sans2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officeooo:rsid="0139da1c" style:font-name-asian="DejaVu Sans" style:font-style-asian="normal" style:font-name-complex="Liberation Sans2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officeooo:rsid="013e306f" style:font-name-asian="DejaVu Sans" style:font-style-asian="normal" style:font-name-complex="Liberation Sans2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officeooo:rsid="0065e6fe" style:font-name-asian="DejaVu Sans" style:font-style-asian="normal" style:font-name-complex="Liberation Sans2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officeooo:rsid="013f1146" style:font-name-asian="DejaVu Sans" style:font-style-asian="normal" style:font-name-complex="Liberation Sans2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officeooo:rsid="01578966" style:font-name-asian="DejaVu Sans" style:font-style-asian="normal" style:font-name-complex="Liberation Sans2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officeooo:rsid="015c06c1" style:font-name-asian="DejaVu Sans" style:font-style-asian="normal" style:font-name-complex="Liberation Sans2" style:text-emphasize="none"/>
    </style:style>
    <style:style style:name="T18" style:family="text">
      <style:text-properties style:text-outline="false" style:text-line-through-style="none" style:text-line-through-type="none" fo:font-style="normal" fo:text-shadow="none" style:text-underline-style="none" style:font-name-asian="DejaVu Sans" style:font-size-asian="12pt" style:font-style-asian="normal" style:font-name-complex="Liberation Sans2" style:font-size-complex="12pt" style:text-emphasize="none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officeooo:rsid="016f8b74" style:font-name-asian="DejaVu Sans" style:font-size-asian="12pt" style:font-style-asian="normal" style:font-name-complex="Liberation Sans2" style:font-size-complex="12pt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fo:font-weight="normal" officeooo:rsid="01310cd4" style:font-name-asian="DejaVu Sans" style:font-style-asian="normal" style:font-weight-asian="normal" style:font-name-complex="Liberation Sans2" style:font-weight-complex="normal" style:text-emphasize="none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fo:font-weight="normal" officeooo:rsid="0132bb13" style:font-name-asian="DejaVu Sans" style:font-style-asian="normal" style:font-weight-asian="normal" style:font-name-complex="Liberation Sans2" style:font-weight-complex="normal" style:text-emphasize="none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bold" officeooo:rsid="011ad6a0" style:font-name-asian="DejaVu Sans" style:font-style-asian="normal" style:font-weight-asian="bold" style:font-name-complex="Liberation Sans2" style:font-weight-complex="bold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officeooo:rsid="0118ecab" style:font-name-asian="DejaVu Sans" style:font-style-asian="normal" style:font-weight-asian="bold" style:font-name-complex="Liberation Sans2" style:font-weight-complex="bold" style:text-emphasize="none"/>
    </style:style>
    <style:style style:name="T24" style:family="text">
      <style:text-properties style:text-outline="false" style:text-line-through-style="none" style:text-line-through-type="none" fo:letter-spacing="normal" fo:font-style="normal" fo:text-shadow="none" style:text-underline-style="none" style:font-name-asian="DejaVu Sans" style:font-style-asian="normal" style:font-name-complex="Liberation Sans2" style:font-weight-complex="normal" style:text-emphasize="none"/>
    </style:style>
    <style:style style:name="T25" style:family="text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625b0e" style:font-name-asian="DejaVu Sans" style:font-size-asian="24pt" style:font-style-asian="normal" style:font-weight-asian="normal" style:font-name-complex="Liberation Sans2" style:font-size-complex="12pt" style:font-weight-complex="normal" style:text-emphasize="none"/>
    </style:style>
    <style:style style:name="T26" style:family="text">
      <style:text-properties style:text-outline="false" style:text-line-through-style="none" style:text-line-through-type="none" style:text-position="sub 58%" fo:font-style="normal" fo:text-shadow="none" style:text-underline-style="none" style:font-name-asian="DejaVu Sans" style:font-style-asian="normal" style:font-name-complex="Liberation Sans2" style:text-emphasize="none"/>
    </style:style>
    <style:style style:name="T27" style:family="text">
      <style:text-properties style:text-outline="false" style:text-line-through-style="none" style:text-line-through-type="none" style:text-position="super 58%" fo:font-style="normal" fo:text-shadow="none" style:text-underline-style="none" officeooo:rsid="0065e6fe" style:font-name-asian="DejaVu Sans" style:font-style-asian="normal" style:font-name-complex="Liberation Sans2" style:text-emphasize="none"/>
    </style:style>
    <style:style style:name="T28" style:family="text">
      <style:text-properties officeooo:rsid="011383fd"/>
    </style:style>
    <style:style style:name="T29" style:family="text">
      <style:text-properties officeooo:rsid="011ad6a0"/>
    </style:style>
    <style:style style:name="T30" style:family="text">
      <style:text-properties style:font-weight-complex="normal"/>
    </style:style>
    <style:style style:name="T31" style:family="text">
      <style:text-properties officeooo:rsid="01383607" style:font-weight-complex="normal"/>
    </style:style>
    <style:style style:name="T32" style:family="text">
      <style:text-properties officeooo:rsid="016b4471" style:font-weight-complex="normal"/>
    </style:style>
    <style:style style:name="T33" style:family="text">
      <style:text-properties officeooo:rsid="01367015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1363101" style:font-weight-asian="bold" style:font-weight-complex="bold"/>
    </style:style>
    <style:style style:name="T36" style:family="text">
      <style:text-properties fo:font-weight="bold" officeooo:rsid="013e306f" style:font-weight-asian="bold" style:font-weight-complex="bold"/>
    </style:style>
    <style:style style:name="T37" style:family="text">
      <style:text-properties fo:font-weight="bold" officeooo:rsid="01669414" style:font-weight-asian="bold" style:font-weight-complex="bold"/>
    </style:style>
    <style:style style:name="T38" style:family="text">
      <style:text-properties fo:font-weight="bold" officeooo:rsid="01675117" style:font-weight-asian="bold" style:font-weight-complex="bold"/>
    </style:style>
    <style:style style:name="T39" style:family="text">
      <style:text-properties fo:font-weight="bold" officeooo:rsid="0134a7cc" style:font-weight-asian="bold" style:font-weight-complex="bold"/>
    </style:style>
    <style:style style:name="T40" style:family="text">
      <style:text-properties fo:font-weight="bold" officeooo:rsid="016b4471" style:font-weight-asian="bold" style:font-weight-complex="bold"/>
    </style:style>
    <style:style style:name="T41" style:family="text">
      <style:text-properties fo:font-weight="bold" officeooo:rsid="01739ad4" style:font-weight-asian="bold" style:font-weight-complex="bold"/>
    </style:style>
    <style:style style:name="T42" style:family="text">
      <style:text-properties officeooo:rsid="007183b5"/>
    </style:style>
    <style:style style:name="T43" style:family="text">
      <style:text-properties officeooo:rsid="01383607"/>
    </style:style>
    <style:style style:name="T44" style:family="text">
      <style:text-properties officeooo:rsid="007cd361"/>
    </style:style>
    <style:style style:name="T45" style:family="text">
      <style:text-properties officeooo:rsid="013e306f"/>
    </style:style>
    <style:style style:name="T46" style:family="text">
      <style:text-properties officeooo:rsid="006dc029"/>
    </style:style>
    <style:style style:name="T47" style:family="text">
      <style:text-properties officeooo:rsid="006ba085"/>
    </style:style>
    <style:style style:name="T48" style:family="text">
      <style:text-properties officeooo:rsid="005434c8"/>
    </style:style>
    <style:style style:name="T49" style:family="text">
      <style:text-properties officeooo:rsid="0025371e"/>
    </style:style>
    <style:style style:name="T50" style:family="text">
      <style:text-properties officeooo:rsid="006d92fa"/>
    </style:style>
    <style:style style:name="T51" style:family="text">
      <style:text-properties officeooo:rsid="0053324b"/>
    </style:style>
    <style:style style:name="T52" style:family="text">
      <style:text-properties officeooo:rsid="004efc0e"/>
    </style:style>
    <style:style style:name="T53" style:family="text">
      <style:text-properties officeooo:rsid="006f46bb"/>
    </style:style>
    <style:style style:name="T54" style:family="text">
      <style:text-properties officeooo:rsid="0054f92b"/>
    </style:style>
    <style:style style:name="T55" style:family="text">
      <style:text-properties officeooo:rsid="0057edf0"/>
    </style:style>
    <style:style style:name="T56" style:family="text">
      <style:text-properties officeooo:rsid="005a65df"/>
    </style:style>
    <style:style style:name="T57" style:family="text">
      <style:text-properties officeooo:rsid="006a4685"/>
    </style:style>
    <style:style style:name="T58" style:family="text">
      <style:text-properties officeooo:rsid="005ddf2e"/>
    </style:style>
    <style:style style:name="T59" style:family="text">
      <style:text-properties officeooo:rsid="007216cc"/>
    </style:style>
    <style:style style:name="T60" style:family="text">
      <style:text-properties officeooo:rsid="0059bcae"/>
    </style:style>
    <style:style style:name="T61" style:family="text">
      <style:text-properties officeooo:rsid="00642eda"/>
    </style:style>
    <style:style style:name="T62" style:family="text">
      <style:text-properties officeooo:rsid="0062f046"/>
    </style:style>
    <style:style style:name="T63" style:family="text">
      <style:text-properties officeooo:rsid="005b0693"/>
    </style:style>
    <style:style style:name="T64" style:family="text">
      <style:text-properties officeooo:rsid="005d96c8"/>
    </style:style>
    <style:style style:name="T65" style:family="text">
      <style:text-properties officeooo:rsid="005efaeb"/>
    </style:style>
    <style:style style:name="T66" style:family="text">
      <style:text-properties officeooo:rsid="005f77fb"/>
    </style:style>
    <style:style style:name="T67" style:family="text">
      <style:text-properties officeooo:rsid="00609633"/>
    </style:style>
    <style:style style:name="T68" style:family="text">
      <style:text-properties officeooo:rsid="0061c85e"/>
    </style:style>
    <style:style style:name="T69" style:family="text">
      <style:text-properties officeooo:rsid="0065a299"/>
    </style:style>
    <style:style style:name="T70" style:family="text">
      <style:text-properties officeooo:rsid="0065daf3"/>
    </style:style>
    <style:style style:name="T71" style:family="text">
      <style:text-properties officeooo:rsid="0050d37a"/>
    </style:style>
    <style:style style:name="T72" style:family="text">
      <style:text-properties officeooo:rsid="00760a15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style:text-underline-style="solid" style:text-underline-width="auto" style:text-underline-color="font-color" officeooo:rsid="00e98896"/>
    </style:style>
    <style:style style:name="T75" style:family="text">
      <style:text-properties style:text-underline-style="solid" style:text-underline-width="auto" style:text-underline-color="font-color" officeooo:rsid="0077fc41"/>
    </style:style>
    <style:style style:name="T76" style:family="text">
      <style:text-properties officeooo:rsid="0091e0b8"/>
    </style:style>
    <style:style style:name="T77" style:family="text">
      <style:text-properties officeooo:rsid="0047d992"/>
    </style:style>
    <style:style style:name="T78" style:family="text">
      <style:text-properties officeooo:rsid="009cfdea"/>
    </style:style>
    <style:style style:name="T79" style:family="text">
      <style:text-properties officeooo:rsid="00a45ae9"/>
    </style:style>
    <style:style style:name="T80" style:family="text">
      <style:text-properties officeooo:rsid="00e98896"/>
    </style:style>
    <style:style style:name="T81" style:family="text">
      <style:text-properties style:text-underline-style="none" officeooo:rsid="00e98896"/>
    </style:style>
    <style:style style:name="T82" style:family="text">
      <style:text-properties officeooo:rsid="005ddbe7"/>
    </style:style>
    <style:style style:name="T83" style:family="text">
      <style:text-properties officeooo:rsid="00a36d4c"/>
    </style:style>
    <style:style style:name="T84" style:family="text">
      <style:text-properties officeooo:rsid="0077fc41"/>
    </style:style>
    <style:style style:name="T85" style:family="text">
      <style:text-properties officeooo:rsid="004b10bf"/>
    </style:style>
    <style:style style:name="T86" style:family="text">
      <style:text-properties officeooo:rsid="004c0a4a"/>
    </style:style>
    <style:style style:name="T87" style:family="text">
      <style:text-properties officeooo:rsid="0061e7fc"/>
    </style:style>
    <style:style style:name="T88" style:family="text">
      <style:text-properties officeooo:rsid="007a4bed"/>
    </style:style>
    <style:style style:name="T89" style:family="text">
      <style:text-properties officeooo:rsid="00f04bd8"/>
    </style:style>
    <style:style style:name="T90" style:family="text">
      <style:text-properties officeooo:rsid="007bbabd"/>
    </style:style>
    <style:style style:name="T91" style:family="text">
      <style:text-properties officeooo:rsid="002b4477"/>
    </style:style>
    <style:style style:name="T92" style:family="text">
      <style:text-properties officeooo:rsid="006595d7"/>
    </style:style>
    <style:style style:name="T93" style:family="text">
      <style:text-properties officeooo:rsid="006b367b"/>
    </style:style>
    <style:style style:name="T94" style:family="text">
      <style:text-properties officeooo:rsid="005a0ab8"/>
    </style:style>
    <style:style style:name="T95" style:family="text">
      <style:text-properties officeooo:rsid="00b17167"/>
    </style:style>
    <style:style style:name="T96" style:family="text">
      <style:text-properties officeooo:rsid="002d030e"/>
    </style:style>
    <style:style style:name="T97" style:family="text">
      <style:text-properties officeooo:rsid="00352fc4"/>
    </style:style>
    <style:style style:name="T98" style:family="text">
      <style:text-properties officeooo:rsid="00593db6"/>
    </style:style>
    <style:style style:name="T99" style:family="text">
      <style:text-properties officeooo:rsid="002e1f4b"/>
    </style:style>
    <style:style style:name="T100" style:family="text">
      <style:text-properties officeooo:rsid="00589bb6"/>
    </style:style>
    <style:style style:name="T101" style:family="text">
      <style:text-properties officeooo:rsid="0083d115"/>
    </style:style>
    <style:style style:name="T102" style:family="text">
      <style:text-properties officeooo:rsid="009afa31"/>
    </style:style>
    <style:style style:name="T103" style:family="text">
      <style:text-properties officeooo:rsid="009c7b1c"/>
    </style:style>
    <style:style style:name="T104" style:family="text">
      <style:text-properties officeooo:rsid="00315acd"/>
    </style:style>
    <style:style style:name="T105" style:family="text">
      <style:text-properties officeooo:rsid="005cdd66"/>
    </style:style>
    <style:style style:name="T106" style:family="text">
      <style:text-properties fo:language="en" fo:country="US"/>
    </style:style>
    <style:style style:name="T107" style:family="text">
      <style:text-properties fo:language="en" fo:country="US" officeooo:rsid="002d030e"/>
    </style:style>
    <style:style style:name="T108" style:family="text">
      <style:text-properties fo:language="en" fo:country="US" officeooo:rsid="0036cf63"/>
    </style:style>
    <style:style style:name="T109" style:family="text">
      <style:text-properties fo:language="en" fo:country="US" fo:font-weight="normal" officeooo:rsid="005a65df" style:font-weight-asian="normal" style:font-weight-complex="normal"/>
    </style:style>
    <style:style style:name="T110" style:family="text">
      <style:text-properties fo:language="en" fo:country="US" fo:font-weight="normal" officeooo:rsid="004efc0e" style:font-weight-asian="normal" style:font-weight-complex="normal"/>
    </style:style>
    <style:style style:name="T111" style:family="text">
      <style:text-properties fo:language="en" fo:country="US" officeooo:rsid="0028f311"/>
    </style:style>
    <style:style style:name="T112" style:family="text">
      <style:text-properties officeooo:rsid="0036af04"/>
    </style:style>
    <style:style style:name="T113" style:family="text">
      <style:text-properties officeooo:rsid="013edd03"/>
    </style:style>
    <style:style style:name="T114" style:family="text">
      <style:text-properties officeooo:rsid="0063788d"/>
    </style:style>
    <style:style style:name="T115" style:family="text">
      <style:text-properties officeooo:rsid="00640fd9"/>
    </style:style>
    <style:style style:name="T116" style:family="text">
      <style:text-properties officeooo:rsid="0066bed3"/>
    </style:style>
    <style:style style:name="T117" style:family="text">
      <style:text-properties officeooo:rsid="0065f1ee"/>
    </style:style>
    <style:style style:name="T118" style:family="text">
      <style:text-properties officeooo:rsid="00675677"/>
    </style:style>
    <style:style style:name="T119" style:family="text">
      <style:text-properties officeooo:rsid="006b0c71"/>
    </style:style>
    <style:style style:name="T120" style:family="text">
      <style:text-properties officeooo:rsid="00590eb6"/>
    </style:style>
    <style:style style:name="T121" style:family="text">
      <style:text-properties officeooo:rsid="0059662e"/>
    </style:style>
    <style:style style:name="T122" style:family="text">
      <style:text-properties officeooo:rsid="005c32ee"/>
    </style:style>
    <style:style style:name="T123" style:family="text">
      <style:text-properties officeooo:rsid="0070bf5f"/>
    </style:style>
    <style:style style:name="T124" style:family="text">
      <style:text-properties officeooo:rsid="005e2a57"/>
    </style:style>
    <style:style style:name="T125" style:family="text">
      <style:text-properties officeooo:rsid="005e4acd"/>
    </style:style>
    <style:style style:name="T126" style:family="text">
      <style:text-properties officeooo:rsid="005ff264"/>
    </style:style>
    <style:style style:name="T127" style:family="text">
      <style:text-properties officeooo:rsid="00573744"/>
    </style:style>
    <style:style style:name="T128" style:family="text">
      <style:text-properties officeooo:rsid="013f1146"/>
    </style:style>
    <style:style style:name="T129" style:family="text">
      <style:text-properties style:font-name="Liberation Serif" fo:font-size="12pt" style:font-size-asian="12pt" style:font-size-complex="12pt"/>
    </style:style>
    <style:style style:name="T130" style:family="text">
      <style:text-properties officeooo:rsid="0140e079"/>
    </style:style>
    <style:style style:name="T131" style:family="text">
      <style:text-properties officeooo:rsid="01420efa"/>
    </style:style>
    <style:style style:name="T132" style:family="text">
      <style:text-properties officeooo:rsid="0143169b"/>
    </style:style>
    <style:style style:name="T133" style:family="text">
      <style:text-properties style:font-name="Liberation Serif2" officeooo:rsid="0144330a" style:font-name-asian="Liberation Serif2" style:font-name-complex="Liberation Serif2"/>
    </style:style>
    <style:style style:name="T134" style:family="text">
      <style:text-properties style:font-name="Liberation Serif2" officeooo:rsid="005efaeb" style:font-name-asian="Liberation Serif2" style:font-name-complex="Liberation Serif2"/>
    </style:style>
    <style:style style:name="T135" style:family="text">
      <style:text-properties style:font-name="Liberation Serif2" officeooo:rsid="01570f5f" style:font-name-asian="Liberation Serif2" style:font-name-complex="Liberation Serif2"/>
    </style:style>
    <style:style style:name="T136" style:family="text">
      <style:text-properties style:font-name="Liberation Serif2" officeooo:rsid="015ecc10" style:font-name-asian="Liberation Serif2" style:font-name-complex="Liberation Serif2"/>
    </style:style>
    <style:style style:name="T137" style:family="text">
      <style:text-properties style:text-position="super 58%"/>
    </style:style>
    <style:style style:name="T138" style:family="text">
      <style:text-properties officeooo:rsid="01458b18"/>
    </style:style>
    <style:style style:name="T139" style:family="text">
      <style:text-properties officeooo:rsid="01469ac1"/>
    </style:style>
    <style:style style:name="T140" style:family="text">
      <style:text-properties officeooo:rsid="01472a89"/>
    </style:style>
    <style:style style:name="T141" style:family="text">
      <style:text-properties officeooo:rsid="014805db"/>
    </style:style>
    <style:style style:name="T142" style:family="text">
      <style:text-properties officeooo:rsid="0149f880"/>
    </style:style>
    <style:style style:name="T143" style:family="text">
      <style:text-properties officeooo:rsid="014c6a1e"/>
    </style:style>
    <style:style style:name="T144" style:family="text">
      <style:text-properties officeooo:rsid="014d6a85"/>
    </style:style>
    <style:style style:name="T145" style:family="text">
      <style:text-properties officeooo:rsid="014e7e41"/>
    </style:style>
    <style:style style:name="T146" style:family="text">
      <style:text-properties officeooo:rsid="01526e9a"/>
    </style:style>
    <style:style style:name="T147" style:family="text">
      <style:text-properties officeooo:rsid="00625b0e"/>
    </style:style>
    <style:style style:name="T148" style:family="text">
      <style:text-properties officeooo:rsid="015447ca"/>
    </style:style>
    <style:style style:name="T149" style:family="text">
      <style:text-properties officeooo:rsid="01551524"/>
    </style:style>
    <style:style style:name="T150" style:family="text">
      <style:text-properties officeooo:rsid="00778851"/>
    </style:style>
    <style:style style:name="T151" style:family="text">
      <style:text-properties officeooo:rsid="0077152c"/>
    </style:style>
    <style:style style:name="T152" style:family="text">
      <style:text-properties officeooo:rsid="00776992"/>
    </style:style>
    <style:style style:name="T153" style:family="text">
      <style:text-properties officeooo:rsid="01578966"/>
    </style:style>
    <style:style style:name="T154" style:family="text">
      <style:text-properties officeooo:rsid="004f17cb"/>
    </style:style>
    <style:style style:name="T155" style:family="text">
      <style:text-properties officeooo:rsid="004bf46c"/>
    </style:style>
    <style:style style:name="T156" style:family="text">
      <style:text-properties officeooo:rsid="0159f5a0"/>
    </style:style>
    <style:style style:name="T157" style:family="text">
      <style:text-properties officeooo:rsid="015cd500"/>
    </style:style>
    <style:style style:name="T158" style:family="text">
      <style:text-properties officeooo:rsid="016241af"/>
    </style:style>
    <style:style style:name="T159" style:family="text">
      <style:text-properties officeooo:rsid="0163e2ee"/>
    </style:style>
    <style:style style:name="T160" style:family="text">
      <style:text-properties officeooo:rsid="016b4471"/>
    </style:style>
    <style:style style:name="T161" style:family="text">
      <style:text-properties officeooo:rsid="016ca95c"/>
    </style:style>
    <style:style style:name="T162" style:family="text">
      <style:text-properties officeooo:rsid="016dd2a3"/>
    </style:style>
    <style:style style:name="T163" style:family="text">
      <style:text-properties officeooo:rsid="016f8b74"/>
    </style:style>
    <style:style style:name="T164" style:family="text">
      <style:text-properties officeooo:rsid="0170fe35"/>
    </style:style>
    <style:style style:name="T165" style:family="text">
      <style:text-properties officeooo:rsid="0174c3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Ultrafine_20_Dashed" svg:stroke-width="0in" svg:stroke-color="#000000" draw:marker-start-width="0.0783in" draw:marker-start-center="false" draw:marker-end-width="0.0783in" draw:marker-end-center="false" draw:fill="solid" draw:fill-color="#c0c0c0" draw:textarea-horizontal-align="justify" draw:textarea-vertical-align="middle" draw:auto-grow-height="false" fo:min-height="1.3689in" fo:min-width="1.3236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3" style:family="graphic">
      <style:graphic-properties draw:stroke="solid" draw:stroke-dash="Ultrafine_20_Dashe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1.3689in" fo:min-width="1.3236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" style:family="graphic">
      <style:graphic-properties draw:stroke="solid" svg:stroke-width="0in" svg:stroke-color="#000000" draw:marker-start-width="0.0783in" draw:marker-start-center="false" draw:marker-end-width="0.0783in" draw:marker-end-center="false" draw:fill="none" draw:fill-color="#ffffff" draw:textarea-horizontal-align="justify" draw:textarea-vertical-align="middle" draw:auto-grow-height="false" fo:min-height="1.4638in" fo:min-width="1.4327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5" style:family="graphic">
      <style:graphic-properties draw:stroke="none" svg:stroke-width="0in" svg:stroke-color="#3465af" draw:marker-start-width="0.0783in" draw:marker-start-center="false" draw:marker-end-width="0.0783in" draw:marker-end-center="false" draw:fill="solid" draw:fill-color="#c0c0c0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6" style:family="graphic">
      <style:graphic-properties draw:stroke="none" svg:stroke-width="0in" svg:stroke-color="#000000" draw:marker-start-width="0.0783in" draw:marker-start-center="false" draw:marker-end-width="0.0783in" draw:marker-end-center="false" draw:fill="solid" draw:fill-color="#c0c0c0" draw:textarea-horizontal-align="justify" draw:textarea-vertical-align="middle" draw:auto-grow-height="false" fo:min-height="1.3374in" fo:min-width="1.3339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7" style:family="graphic">
      <style:graphic-properties draw:textarea-horizontal-align="justify" draw:textarea-vertical-align="middle" draw:auto-grow-height="false" fo:min-height="0.339in" fo:min-width="0.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0">Module: <text:span text:style-name="T28">Set Theory</text:span><text:span text:style-name="T1"> </text:span><text:span text:style-name="T30">– </text:span><text:span text:style-name="T24">1 Credit / 15 hours</text:span></text:p>
      <text:p text:style-name="P117">Competency: <text:span text:style-name="T28">Mathematical Reasoning of Data</text:span> </text:p>
      <text:p text:style-name="P149">Author: Jack Pope </text:p>
      <text:p text:style-name="P149"/>
      <text:p text:style-name="P99"/>
      <text:p text:style-name="P11">Instructor overview <text:span text:style-name="T113">&amp; objective</text:span></text:p>
      <text:p text:style-name="P70"><text:span text:style-name="T7">This course module is about set theory. <text:s/>It embodies categorical c</text:span><text:span text:style-name="T8">lasses </text:span><text:span text:style-name="T7">and sets in terms of</text:span><text:span text:style-name="T8"> </text:span><text:span text:style-name="T7">relations and </text:span><text:span text:style-name="T8">functions.</text:span><text:span text:style-name="T7"> </text:span></text:p>
      <text:p text:style-name="P22"/>
      <text:p text:style-name="P17">Given that this module is to be worth 1 credit, or 15 hours of coursework, the instructor should prepare three to five subtopic discussions. <text:s/>These should account for at least 5 hours of instructional material and might be in the form of lecture notes or lecture videos. <text:s/>The additional hours should be comprised of student labs or assignments. <text:s text:c="2"/></text:p>
      <text:p text:style-name="P17"/>
      <text:p text:style-name="P118"><text:span text:style-name="T20">Traditionally, a course in Set Theory takes a theoretical approach, on paper. <text:s/></text:span><text:span text:style-name="T21">However, t</text:span><text:span text:style-name="T2">he field of </text:span><text:span text:style-name="T3">Data Science is an empirical endeavor that programmatically </text:span><text:span text:style-name="T4">emphasizes </text:span><text:span text:style-name="T3">empirical </text:span><text:span text:style-name="T4">evidence</text:span><text:span text:style-name="T3">. <text:s/></text:span></text:p>
      <text:p text:style-name="P18"/>
      <text:p text:style-name="P33">Axioms which we accept as true are what support logical proof. <text:s/>Evidence (data) supports empirical proof, certainty based on a measurement and its statistical significance. <text:s/>A weakness of logical proof occurs when erroneous accepted “facts” support an axiom. <text:s/>A weakness of the empirical proof occurs when the data sample does not represent a population.</text:p>
      <text:p text:style-name="P33"/>
      <text:p text:style-name="P34">To accommodate our purposes, we will use a combination of the programming languages Standard Meta Language <text:span text:style-name="T162">(SML)</text:span> and Structured Query Language <text:span text:style-name="T162">(SQLite)</text:span>. <text:s/>To a lesser <text:span text:style-name="T165">extent procedural</text:span> languages <text:span text:style-name="T161">are mentioned</text:span>. <text:s/><text:span text:style-name="T162">SML affords us functional programming and SQL expedites processing larger sets of data in tables. </text:span><text:s/><text:span text:style-name="T162">Within the f</text:span>unctional <text:span text:style-name="T162">paradigm, </text:span>SML has relatively concise expressions <text:span text:style-name="T162">in comparison to </text:span>procedural language<text:span text:style-name="T162">s</text:span> such as C or Java, better reflecting mathematical expressions. <text:s/></text:p>
      <text:p text:style-name="P34"/>
      <text:p text:style-name="P9">SML was originally devised by Robin Milner as a computational theorem proving system. <text:s/><text:span text:style-name="T150">Along with SQLite's build-in </text:span>set operators, <text:span text:style-name="T150">we can thoroughly learn set theory using data.</text:span></text:p>
      <text:p text:style-name="P33"/>
      <text:p text:style-name="P36">The choice of programming language is ultimately left to the instructor.</text:p>
      <text:p text:style-name="P132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2"><text:soft-page-break/><text:span text:style-name="T159">Schedule</text:span> </text:p>
      <text:p text:style-name="P104"><text:span text:style-name="T30">week<text:tab/></text:span><text:span text:style-name="T32">T</text:span><text:span text:style-name="T31">opic<text:tab/></text:span></text:p>
      <text:p text:style-name="P71">==========================================</text:p>
      <text:p text:style-name="P72">1<text:tab/><text:span text:style-name="T39">Sets – o</text:span><text:span text:style-name="T34">verview</text:span></text:p>
      <text:p text:style-name="P72"><text:tab/><text:span text:style-name="T163">Installation of software (SML, SQLite)</text:span></text:p>
      <text:p text:style-name="P73"><text:tab/><text:span text:style-name="T128">E</text:span><text:span text:style-name="T11">xercise</text:span></text:p>
      <text:p text:style-name="P74"/>
      <text:p text:style-name="P79"><text:span text:style-name="T29">2</text:span><text:tab/><text:span text:style-name="T40">Programming</text:span></text:p>
      <text:p text:style-name="P86"><text:tab/>Standard ML</text:p>
      <text:p text:style-name="P79"><text:span text:style-name="T45"><text:tab/>S</text:span>et operations</text:p>
      <text:p text:style-name="P73"><text:span text:style-name="T43"><text:tab/>E</text:span><text:span text:style-name="T11">xercise</text:span></text:p>
      <text:p text:style-name="P86"><text:tab/>SQL</text:p>
      <text:p text:style-name="P79"><text:tab/><text:span text:style-name="T160">Set operations</text:span></text:p>
      <text:p text:style-name="P79"><text:span text:style-name="T43"><text:tab/>E</text:span><text:span text:style-name="T11">xercise</text:span></text:p>
      <text:p text:style-name="P37"/>
      <text:p text:style-name="P80">3<text:tab/><text:span text:style-name="T34">Number types</text:span></text:p>
      <text:p text:style-name="P80"><text:tab/><text:span text:style-name="T33">Set types</text:span></text:p>
      <text:p text:style-name="P82"><text:tab/>Set type examples</text:p>
      <text:p text:style-name="P73"><text:span text:style-name="T7"><text:tab/></text:span><text:span text:style-name="T15">E</text:span><text:span text:style-name="T11">xercise</text:span></text:p>
      <text:p text:style-name="P23"/>
      <text:p text:style-name="P75"><text:span text:style-name="T7">4</text:span><text:span text:style-name="T5"><text:tab/></text:span><text:span text:style-name="T22">Relation</text:span></text:p>
      <text:p text:style-name="P27"><text:tab/>Properties of relations</text:p>
      <text:p text:style-name="P24"><text:tab/>Domain and range of relations</text:p>
      <text:p text:style-name="P24"><text:tab/>Relational graphs </text:p>
      <text:p text:style-name="P73"><text:span text:style-name="T7"><text:tab/></text:span><text:span text:style-name="T15">E</text:span><text:span text:style-name="T11">xercise</text:span></text:p>
      <text:p text:style-name="P25"/>
      <text:p text:style-name="P74"><text:span text:style-name="T7">5<text:tab/></text:span><text:span text:style-name="T23">Function</text:span><text:span text:style-name="T6"><text:tab/><text:tab/></text:span></text:p>
      <text:p text:style-name="P76"><text:span text:style-name="T6"><text:tab/></text:span><text:span text:style-name="T12">Properties of functions</text:span></text:p>
      <text:p text:style-name="P77"><text:span text:style-name="T12"><text:tab/></text:span><text:span text:style-name="T15">Inverse function</text:span></text:p>
      <text:p text:style-name="P28"><text:tab/>Composition of function</text:p>
      <text:p text:style-name="P76"><text:span text:style-name="T12"><text:tab/></text:span><text:span text:style-name="T15">E</text:span><text:span text:style-name="T11">xercise</text:span></text:p>
      <text:p text:style-name="P29"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3"/>
      <text:p text:style-name="P13"/>
      <text:p text:style-name="P105"><text:soft-page-break/><text:span text:style-name="T17">SETS</text:span><text:span text:style-name="T9"> – o</text:span><text:span text:style-name="T5">verview</text:span></text:p>
      <text:p text:style-name="P27">A set is an unordered collection of distinct elements. <text:s/>It can be represented by a list, string, array, etc. Formally, set elements are denoted in the form { a, b, c, d }. <text:s/>Because order does not matter, the same set is represented as { c, b, d, a }.</text:p>
      <text:p text:style-name="P27"/>
      <text:p text:style-name="P27">The values represented in sets can be the members of some class, such as number types, animals, automobiles, or some other categorical classification. <text:s/>For example, a line may be drawn that connects <text:span text:style-name="T130">infinitely many</text:span> points, together which comprise a set of points. <text:s/>Such a set could also be represented by an equation.</text:p>
      <text:p text:style-name="P27"/>
      <text:p text:style-name="P27">We say that elements constitute sets, and that sets are comprised of elements. <text:s/>However, sets may be empty or comprised of other sets, subsets. <text:s/></text:p>
      <text:p text:style-name="P27"/>
      <text:p text:style-name="P27">The character S is typically used as a symbol signifying a set. <text:s/>The symbol is arbitrary. <text:s/>It may be A, B, … So, we can have S = { } or <text:span text:style-name="T130">E</text:span> = { e1, e2, … }, such that e1 is in <text:span text:style-name="T130">E</text:span>. <text:s/></text:p>
      <text:p text:style-name="P27"/>
      <text:p text:style-name="P51"><text:span text:style-name="T46">Number types and their c</text:span>onventions:</text:p>
      <text:list xml:id="list665915609248326475" text:style-name="L1">
        <text:list-item>
          <text:p text:style-name="P135">N: all natural numbers = { 1, 2, 3, 4, … }<text:tab/>… <text:span text:style-name="T130">0 is not in the set of natural numbers</text:span></text:p>
        </text:list-item>
        <text:list-item>
          <text:p text:style-name="P135">Z: <text:span text:style-name="T48">all </text:span>integers = { ..., -<text:span text:style-name="T48">4, -</text:span>3, -2, -<text:span text:style-name="T48">1, </text:span>0, 1, 2, 3, <text:span text:style-name="T48">4, … </text:span>}</text:p>
        </text:list-item>
        <text:list-item>
          <text:p text:style-name="P135">Z+: all positive integers</text:p>
        </text:list-item>
        <text:list-item>
          <text:p text:style-name="P135">Q: all rational numbers; <text:s/><text:span text:style-name="T49">can be expressed as a ratio of an integer to a non-zero integer.</text:span></text:p>
        </text:list-item>
        <text:list-item>
          <text:p text:style-name="P139">I: all irrational numbers</text:p>
        </text:list-item>
        <text:list-item>
          <text:p text:style-name="P135">R: all real numbers; <text:span text:style-name="T47">have decimal representation</text:span></text:p>
        </text:list-item>
        <text:list-item>
          <text:p text:style-name="P136">W: all whole numbers <text:span text:style-name="T130">= </text:span>{ <text:span text:style-name="T130">0, </text:span>1, 2, 3, 4, … }</text:p>
        </text:list-item>
        <text:list-item>
          <text:p text:style-name="P139">i: product of <text:span text:style-name="T49">a real number </text:span>and<text:span text:style-name="T49"> square root of -1. <text:s/></text:span>(<text:span text:style-name="T49">0 is both real and imaginary.</text:span>) </text:p>
        </text:list-item>
        <text:list-item>
          <text:p text:style-name="P139">C: all complex numbers; <text:span text:style-name="T50">includes real numbers, imaginary numbers and their sums and differences. <text:s/>Form: a + bi, where a + b are real numbers.</text:span></text:p>
        </text:list-item>
      </text:list>
      <text:p text:style-name="P52"/>
      <text:p text:style-name="P50"><text:span text:style-name="T130">If s is a</text:span>n element <text:span text:style-name="T130">of set S, then we write: s </text:span>∈ S. <text:s/></text:p>
      <text:p text:style-name="P50"/>
      <text:p text:style-name="P50"><text:span text:style-name="T130">If t is not an element of </text:span>set S, <text:span text:style-name="T130">then we write: t </text:span>∉ S</text:p>
      <text:p text:style-name="P50"/>
      <text:p text:style-name="P50"><text:tab/>If S = {<text:span text:style-name="T48">2.2</text:span>, <text:span text:style-name="T48">3.</text:span>1, <text:span text:style-name="T48">4.5</text:span>, <text:span text:style-name="T48">5</text:span>.<text:span text:style-name="T48">8</text:span>},</text:p>
      <text:p text:style-name="P50"><text:tab/><text:span text:style-name="T48">Then 3.1 </text:span>1 ∈ S <text:span text:style-name="T48">AND</text:span> <text:span text:style-name="T48">2</text:span>.5 ∉ S</text:p>
      <text:p text:style-name="P50"/>
      <text:p text:style-name="P53">We can represent sets in tables or with “set builder” notation.</text:p>
      <text:p text:style-name="P53"/>
      <text:p text:style-name="P53">Tabular form, where elements can represent fields and different sets represent records (rows):</text:p>
      <text:p text:style-name="P50"/>
      <text:p text:style-name="P50"><text:tab/><text:span text:style-name="T51">A </text:span>= {1, <text:span text:style-name="T51">2 </text:span>, <text:span text:style-name="T51">3</text:span>, <text:span text:style-name="T51">4</text:span>}</text:p>
      <text:p text:style-name="P50"><text:tab/><text:span text:style-name="T51">B </text:span>= {1, <text:span text:style-name="T51">3 </text:span>, <text:span text:style-name="T51">5</text:span>, <text:span text:style-name="T51">7</text:span>}</text:p>
      <text:p text:style-name="P50"><text:tab/><text:span text:style-name="T51">C </text:span>= {<text:span text:style-name="T51">2</text:span>, <text:span text:style-name="T51">4 </text:span>, <text:span text:style-name="T51">6</text:span>, <text:span text:style-name="T51">8</text:span>}</text:p>
      <text:p text:style-name="P50"/>
      <text:p text:style-name="P53">Set builder form:</text:p>
      <text:p text:style-name="P50"/>
      <text:p text:style-name="P50"><text:tab/>A = { <text:span text:style-name="T51">a </text:span>: p(<text:span text:style-name="T51">a</text:span>) }, <text:span text:style-name="T51">where 'a' is an element of set A.</text:span></text:p>
      <text:p text:style-name="P50"/>
      <text:p text:style-name="P50"><text:soft-page-break/><text:span text:style-name="T51">For e</text:span>xample, <text:span text:style-name="T51">given a set of integers A = </text:span>{ 1, <text:span text:style-name="T51">2, </text:span>3, <text:span text:style-name="T51">4 </text:span>}, <text:span text:style-name="T51">we have A </text:span>= { <text:span text:style-name="T51">a </text:span>: 1 ≤ <text:span text:style-name="T51">a </text:span>&lt; <text:span text:style-name="T51">5 </text:span>}, <text:span text:style-name="T130">where a is an integer that is greater than or equal to 1 and less than 5.</text:span></text:p>
      <text:p text:style-name="P50"/>
      <text:p text:style-name="P54">When you see notation for a set <text:span text:style-name="T52">S = { s | s ∈ N }, </text:span>it <text:span text:style-name="T53">indicates that s is an element of S and that S is the set of </text:span>all natural numbers. <text:s/><text:span text:style-name="T53">The colon “:” or the vertical bar “|” stands for “such that” and allows specification of conditions.</text:span> <text:s/><text:span text:style-name="T52"><text:s/></text:span></text:p>
      <text:p text:style-name="P52"/>
      <text:p text:style-name="P52">The cardinality <text:span text:style-name="T54">(cardinal number) </text:span>of a set is its element count, denoted with |{}|. <text:s/>For example </text:p>
      <text:p text:style-name="P52"/>
      <text:p text:style-name="P52"><text:tab/>| {a, b, c, x, y} | = 5</text:p>
      <text:p text:style-name="P50"/>
      <text:p text:style-name="P50"><text:tab/>| { 1, <text:span text:style-name="T54">2</text:span>, 3, <text:span text:style-name="T54">4</text:span> } | = 4</text:p>
      <text:p text:style-name="P50"/>
      <text:p text:style-name="P55">Cardinality may be infinite and expressed such as: </text:p>
      <text:p text:style-name="P55"/>
      <text:p text:style-name="P50"><text:tab/>| {1, 2, 3, 4, … } | = ∞</text:p>
      <text:p text:style-name="P50"/>
      <text:p text:style-name="P56">Two sets A and B with the same cardinality are denoted as:</text:p>
      <text:p text:style-name="P56"/>
      <text:p text:style-name="P56"><text:tab/>|A| = |B|<text:tab/><text:tab/></text:p>
      <text:p text:style-name="P56"/>
      <text:p text:style-name="P56">Two sets A and B with unequal cardinality are denoted such as:</text:p>
      <text:p text:style-name="P56"/>
      <text:p text:style-name="P56"><text:tab/>|A| <text:span text:style-name="T55">&gt;=</text:span> |B|<text:tab/><text:tab/></text:p>
      <text:p text:style-name="P56"/>
      <text:p text:style-name="P56"><text:tab/>|A| <text:span text:style-name="T55">&lt;</text:span> |B|<text:tab/><text:tab/></text:p>
      <text:p text:style-name="P56"/>
      <text:p text:style-name="P57">Set equivalence:</text:p>
      <text:p text:style-name="P56"/>
      <text:p text:style-name="P50"><text:span text:style-name="T55"><text:tab/>i</text:span>f |<text:span text:style-name="T55">A</text:span>| <text:span text:style-name="T55">&gt;=</text:span> |<text:span text:style-name="T55">B</text:span>| <text:span text:style-name="T55">AND</text:span> |<text:span text:style-name="T55">A</text:span>| <text:span text:style-name="T55">&lt;=</text:span> |<text:span text:style-name="T55">B</text:span>| <text:span text:style-name="T55">THEN</text:span> |<text:span text:style-name="T55">A</text:span>| =<text:span text:style-name="T55">=</text:span> |<text:span text:style-name="T55">B</text:span>|</text:p>
      <text:p text:style-name="P50"/>
      <text:p text:style-name="P69">Set types</text:p>
      <text:list xml:id="list6920427423462168176" text:style-name="L2">
        <text:list-item>
          <text:p text:style-name="P140"><text:span text:style-name="T56">Universal … U ... all elements and subsets of a particular class. (The alphabet is the universal set of the chars </text:span>x, a <text:span text:style-name="T57">and</text:span> w.<text:span text:style-name="T57">)</text:span></text:p>
        </text:list-item>
        <text:list-item>
          <text:p text:style-name="P137">Complement … A′ = (U - A), <text:span text:style-name="T58">or </text:span>A′ = { <text:span text:style-name="T58">a </text:span>| <text:span text:style-name="T58">a </text:span>∉ A } ... the <text:span text:style-name="T59">Universal </text:span>set of elements which are not in <text:span text:style-name="T58">a </text:span>set. </text:p>
        </text:list-item>
        <text:list-item>
          <text:p text:style-name="P142"><text:span text:style-name="T109">F</text:span><text:span text:style-name="T110">inite: contains a definite number of elements</text:span></text:p>
        </text:list-item>
        <text:list-item>
          <text:p text:style-name="P137"><text:span text:style-name="T56">I</text:span>nfinite: <text:s/>contains infinite number of elements</text:p>
        </text:list-item>
        <text:list-item>
          <text:p text:style-name="P137"><text:span text:style-name="T56">S</text:span>ubset ...<text:span text:style-name="T60"> A </text:span>⊆ <text:span text:style-name="T60">B ...</text:span> if every element of <text:span text:style-name="T60">A</text:span> is an element of set <text:span text:style-name="T60">B, then A </text:span>is a subset of <text:span text:style-name="T60">B</text:span></text:p>
        </text:list-item>
        <text:list-item>
          <text:p text:style-name="P137">Proper <text:span text:style-name="T61">subset</text:span> ...<text:span text:style-name="T56"> A </text:span>⊂ <text:span text:style-name="T56">B</text:span> ... a <text:span text:style-name="T56">set that is</text:span> subset <text:span text:style-name="T131">of a larger set</text:span>. <text:s/><text:span text:style-name="T131">Given that </text:span>every element of <text:span text:style-name="T56">A</text:span> is an element of <text:span text:style-name="T56">B</text:span> and |<text:span text:style-name="T56">A</text:span>| <text:span text:style-name="T56">&lt; </text:span>|<text:span text:style-name="T56">B</text:span>|.</text:p>
        </text:list-item>
        <text:list-item>
          <text:p text:style-name="P137"><text:span text:style-name="T56">S</text:span>ingleton … <text:span text:style-name="T60">unit set {s} ...</text:span> contains <text:span text:style-name="T60">just </text:span>one element. </text:p>
        </text:list-item>
        <text:list-item>
          <text:p text:style-name="P137">Empty or <text:span text:style-name="T60">n</text:span>ull … ∅ ... contains no elements. <text:s/><text:span text:style-name="T60">The </text:span>cardinality <text:span text:style-name="T60">is </text:span>zero.</text:p>
        </text:list-item>
        <text:list-item>
          <text:p text:style-name="P137">Equal... two sets contain<text:span text:style-name="T56">ing </text:span>the same elements.</text:p>
        </text:list-item>
        <text:list-item>
          <text:p text:style-name="P137">Equivalent … <text:span text:style-name="T56">two sets with same </text:span>cardinalit<text:span text:style-name="T56">y</text:span>.</text:p>
        </text:list-item>
        <text:list-item>
          <text:p text:style-name="P137">Overlapping ...<text:span text:style-name="T63"> </text:span>A∩B <text:span text:style-name="T133">≠</text:span> ∅ ... <text:span text:style-name="T56">t</text:span>wo sets <text:span text:style-name="T56">with at</text:span> least one common element.</text:p>
        </text:list-item>
        <text:list-item>
          <text:p text:style-name="P137">Disjoint ...<text:span text:style-name="T56"> </text:span>A∩B = ∅ ... <text:span text:style-name="T56">t</text:span>wo sets <text:span text:style-name="T56">a</text:span>re disjoint if they <text:span text:style-name="T56">have </text:span>no element<text:span text:style-name="T56">s</text:span> in common. </text:p>
        </text:list-item>
        <text:list-item>
          <text:p text:style-name="P140"><text:span text:style-name="T57">Pairwise disjoint .. </text:span>all sets from N sets are disjoint.</text:p>
        </text:list-item>
        <text:list-item>
          <text:p text:style-name="P141"><text:soft-page-break/>Partition<text:span text:style-name="T138">s</text:span> … <text:span text:style-name="T138">various </text:span>set<text:span text:style-name="T138">s</text:span> <text:span text:style-name="T138">within a </text:span>sets; exist between pairwise disjoint sets.</text:p>
        </text:list-item>
        <text:list-item>
          <text:p text:style-name="P140">Cartesian <text:span text:style-name="T57">(cross) </text:span>product … <text:span text:style-name="T57">A x B … all possible ordered pairs (a, b) where a ∈ A, b ∈ B</text:span>. </text:p>
          <text:p text:style-name="P140">Given the sequence (<text:span text:style-name="T57">a</text:span>, <text:span text:style-name="T57">b</text:span>), all elements of <text:span text:style-name="T57">A</text:span> and all elements of <text:span text:style-name="T57">B</text:span> are paired as (<text:span text:style-name="T57">a</text:span>, <text:span text:style-name="T57">b</text:span>). <text:s/></text:p>
          <text:p text:style-name="P140">A Cartesian Product of more than two sets makes a “tuple” such as (a, b, c).</text:p>
        </text:list-item>
        <text:list-item>
          <text:p text:style-name="P137">Union ... A∪B = { a | a∈A OR a∈B } ... elements which are in A, B, or in both A and B. </text:p>
        </text:list-item>
      </text:list>
      <text:list xml:id="list1764136851323846133" text:style-name="L3">
        <text:list-item>
          <text:p text:style-name="P138">Intersection ...<text:span text:style-name="T64"> </text:span>A∩B = { <text:span text:style-name="T64">a </text:span>| <text:span text:style-name="T64">a</text:span>∈A AND <text:span text:style-name="T64">a</text:span>∈B } ...<text:span text:style-name="T64"> </text:span>set of elements which are in both A and B.</text:p>
        </text:list-item>
        <text:list-item>
          <text:p text:style-name="P138">Difference … <text:span text:style-name="T64">A - B </text:span>= { <text:span text:style-name="T64">a </text:span>| <text:span text:style-name="T64">a</text:span>∈A AND <text:span text:style-name="T64">a</text:span>∉B }<text:span text:style-name="T64"> ...</text:span> set of elements which are in A but not in B. </text:p>
        </text:list-item>
        <text:list-item>
          <text:p text:style-name="P138">Power set … <text:span text:style-name="T65">P(S) … </text:span>set of all subsets of S, including the empty set. <text:s/><text:span text:style-name="T65">Its </text:span>cardinality <text:span text:style-name="T65">is </text:span>2<text:span text:style-name="T137">n</text:span>. </text:p>
        </text:list-item>
        <text:list-item>
          <text:p text:style-name="P138">Partition<text:span text:style-name="T66">ed</text:span> set … a collection of <text:span text:style-name="T65">d</text:span>isjoint subsets, P1, P2, … Pn, <text:span text:style-name="T65">t</text:span>hat satisf<text:span text:style-name="T65">y:</text:span></text:p>
          <text:list>
            <text:list-item>
              <text:p text:style-name="P138">P<text:span text:style-name="T26">i</text:span> <text:span text:style-name="T134">≠</text:span> {∅} for all 0 &lt; <text:span text:style-name="T65">i</text:span> ≤ n</text:p>
            </text:list-item>
            <text:list-item>
              <text:p text:style-name="P138"><text:span text:style-name="T65">U</text:span>nion of the subsets <text:span text:style-name="T65">is </text:span>the entire original set … P1 ∪ P2∪ … ∪ Pn = S</text:p>
            </text:list-item>
            <text:list-item>
              <text:p text:style-name="P138"><text:span text:style-name="T65">I</text:span>ntersection of any two distinct sets is empty. Pa ∩ Pb = {∅}, for a <text:span text:style-name="T134">≠</text:span> b where n ≥ a, b ≥ 0</text:p>
            </text:list-item>
            <text:list-item>
              <text:p text:style-name="P138">Bell <text:span text:style-name="T67">n</text:span>umbers … <text:span text:style-name="T67">Bn … </text:span>the <text:span text:style-name="T138">number of ways a set of N elements can be partitioned into non-empty subsets. <text:s/>N</text:span> is the cardinality of the set. <text:s/><text:span text:style-name="T67">Given A </text:span>= {1, 2, 3}, <text:span text:style-name="T67">cardinality </text:span>n = |<text:span text:style-name="T67">A</text:span>| = 3. <text:s/><text:span text:style-name="T67">There are Bn = 5 possible </text:span>partitions:</text:p>
            </text:list-item>
          </text:list>
        </text:list-item>
      </text:list>
      <text:p text:style-name="P50"><text:tab/><text:tab/>1. {1, 2, 3}</text:p>
      <text:p text:style-name="P50"><text:tab/><text:tab/>2. {1}, {2, 3}</text:p>
      <text:p text:style-name="P50"><text:tab/><text:tab/>3. {1, 2}, {3}</text:p>
      <text:p text:style-name="P50"><text:tab/><text:tab/>4. {1, 3}, {2}</text:p>
      <text:p text:style-name="P50"><text:tab/><text:tab/>5. {1}, {2}, {3}</text:p>
      <text:p text:style-name="P63"/>
      <text:p text:style-name="P58"><text:span text:style-name="T34">Set type examples</text:span><text:line-break/><text:span text:style-name="T52">Finite set:<text:tab/>S = { s | s ∈ N AND 0 &lt; s &lt; 100}</text:span></text:p>
      <text:p text:style-name="P50">Infinite <text:span text:style-name="T68">s</text:span>et:<text:tab/><text:span text:style-name="T68">S </text:span>= { <text:span text:style-name="T68">s </text:span>| <text:span text:style-name="T68">s </text:span>∈ N <text:span text:style-name="T68">AND</text:span> <text:s/><text:span text:style-name="T68">s </text:span>&gt; 0}</text:p>
      <text:p text:style-name="P50"><text:span text:style-name="T68">S</text:span>ubset:<text:tab/><text:span text:style-name="T68">A </text:span>= { 1, 2, 3 }, <text:span text:style-name="T68">B </text:span>= { 1, 2, 3 }, <text:span text:style-name="T68">B </text:span>⊆ <text:span text:style-name="T68">A</text:span></text:p>
      <text:p text:style-name="P50">Proper <text:span text:style-name="T68">s</text:span>ubset:<text:tab/><text:span text:style-name="T68">A </text:span>= {1, 2, 3, 4 }, <text:span text:style-name="T68">B </text:span>= {1, 2}, <text:span text:style-name="T62">|B| &lt; |A|</text:span>, <text:span text:style-name="T68">B </text:span>⊂ <text:span text:style-name="T68">A</text:span></text:p>
      <text:p text:style-name="P50">Empty <text:span text:style-name="T62">s</text:span>et:<text:tab/><text:span text:style-name="T62">S </text:span>= { <text:span text:style-name="T62">s </text:span>| <text:span text:style-name="T62">s </text:span>∈ N <text:span text:style-name="T62">AND</text:span> <text:span text:style-name="T62">0 </text:span>&lt; <text:span text:style-name="T62">s</text:span> &lt; <text:span text:style-name="T62">1 </text:span>} = ∅</text:p>
      <text:p text:style-name="P50">Unit <text:span text:style-name="T62">s</text:span>et:<text:tab/>S = { <text:span text:style-name="T62">s </text:span>| <text:span text:style-name="T62">s </text:span>∈ N, <text:span text:style-name="T62">0 &lt; s &lt; 2 </text:span>} = { <text:span text:style-name="T62">1 </text:span>}</text:p>
      <text:p text:style-name="P50">Equal <text:span text:style-name="T62">s</text:span>et: <text:tab/><text:span text:style-name="T62">A </text:span>= { <text:span text:style-name="T62">2, 4, </text:span>6 }, B = { <text:span text:style-name="T62">6, 2, 4</text:span> }, <text:span text:style-name="T62">|B| == |A|</text:span>, <text:span text:style-name="T62">A = B</text:span></text:p>
      <text:p text:style-name="P50">Equivalent <text:span text:style-name="T62">s</text:span>et:<text:tab/>A = { 1, <text:span text:style-name="T132">3</text:span>, <text:span text:style-name="T132">5, 7</text:span> }, B = { <text:span text:style-name="T132">2, 4, 6, 8</text:span> },<text:span text:style-name="T62"> |B| == |A| == 4 </text:span>, <text:span text:style-name="T62">A == B</text:span></text:p>
      <text:p text:style-name="P50"/>
      <text:p text:style-name="P62">Note: While equivalent sets contain the same number of elements, equal sets additionally <text:tab/>contain the exact same elements, regardless of order.</text:p>
      <text:p text:style-name="P50"/>
      <text:p text:style-name="P50">Overlapping <text:span text:style-name="T62">s</text:span>et<text:span text:style-name="T132">s</text:span>:<text:tab/>A = { 1, 2, <text:span text:style-name="T62">3, 4 </text:span>}, = { <text:span text:style-name="T62">0, 2, </text:span>6, <text:span text:style-name="T62">8 </text:span>}, A∩B = <text:span text:style-name="T62">2</text:span></text:p>
      <text:p text:style-name="P50">Disjoint <text:span text:style-name="T61">s</text:span>et<text:span text:style-name="T132">s</text:span>:<text:tab/><text:tab/>A = { 1, <text:span text:style-name="T61">3</text:span>, <text:span text:style-name="T61">5, 7 </text:span>}, B = {<text:span text:style-name="T61">2</text:span>, <text:span text:style-name="T61">4</text:span>, <text:span text:style-name="T61">6, 8 </text:span>}, A∩B = ∅</text:p>
      <text:p text:style-name="P59">Union:<text:tab/><text:tab/><text:span text:style-name="T52">A = { 1, 2, 3, 5 }, B = {1, 2, 4, 6 }, A∪B = { 1, 2, 3, 4, 5, 6 } </text:span></text:p>
      <text:p text:style-name="P50">Intersection:<text:tab/><text:tab/>A = { 1, 2, 3, 5 }, B = {1, 2, 4, 6 }, A ∩ B = { 1, 2 } </text:p>
      <text:p text:style-name="P50">Difference: <text:tab/><text:tab/>A = { 1, 2, 3, 5 }, = {1, 2, 4, 6 }, A - B = { <text:span text:style-name="T61">3</text:span>, <text:span text:style-name="T61">5</text:span> }, <text:span text:style-name="T61">B</text:span> - <text:span text:style-name="T61">A</text:span> = { <text:span text:style-name="T61">4</text:span>, <text:span text:style-name="T61">6</text:span> } <text:s/></text:p>
      <text:p text:style-name="P50">Complement:<text:tab/><text:tab/><text:span text:style-name="T59">U = { 1, 2, 3, 4 }, A = { 2, 4 }, A' = { 1, 3 } </text:span></text:p>
      <text:p text:style-name="P50">Cartesian <text:span text:style-name="T61">product:<text:tab/></text:span>A = { 1, <text:span text:style-name="T61">3 </text:span>} <text:span text:style-name="T61">AND</text:span> B = { <text:span text:style-name="T61">2</text:span>, <text:span text:style-name="T61">4 </text:span>}, <text:span text:style-name="T69">AxB = { (1, 2), (1, 4), (3, 2), (3, 4) } <text:s/></text:span></text:p>
      <text:p text:style-name="P50">Power <text:span text:style-name="T70">s</text:span>et: <text:tab/><text:span text:style-name="T138">For S</text:span> = { 1, <text:span text:style-name="T70">2</text:span>, <text:span text:style-name="T70">3, 4</text:span>}, </text:p>
      <text:p text:style-name="P50"/>
      <text:p text:style-name="P50"><text:span text:style-name="T70"><text:tab/>P(S) = </text:span>{{∅}, {<text:span text:style-name="T70">1</text:span>}, {<text:span text:style-name="T70">2</text:span>}, {<text:span text:style-name="T70">3</text:span>}, {<text:span text:style-name="T70">4</text:span>}, {<text:span text:style-name="T70">1</text:span>, <text:span text:style-name="T70">2</text:span>}, {<text:span text:style-name="T70">1</text:span>, <text:span text:style-name="T70">3</text:span>}, {<text:span text:style-name="T70">1</text:span>, <text:span text:style-name="T70">4</text:span>}, {<text:span text:style-name="T70">2</text:span>, <text:span text:style-name="T70">3</text:span>}, {<text:span text:style-name="T70">2</text:span>, <text:span text:style-name="T70">4</text:span>},{<text:span text:style-name="T70">3</text:span>, <text:span text:style-name="T70">4</text:span>}, </text:p>
      <text:p text:style-name="P50"><text:tab/>{<text:span text:style-name="T70">1</text:span>, <text:span text:style-name="T70">2 </text:span>, <text:span text:style-name="T70">3</text:span>}, {<text:span text:style-name="T70">1</text:span>, <text:span text:style-name="T70">2</text:span>, <text:span text:style-name="T70">4</text:span>}, {<text:span text:style-name="T70">1</text:span>, <text:span text:style-name="T70">3</text:span>, <text:span text:style-name="T70">4</text:span>}, {<text:span text:style-name="T70">2</text:span>, <text:span text:style-name="T70">3</text:span>, <text:span text:style-name="T70">4</text:span>}, {<text:span text:style-name="T70">1</text:span>, <text:span text:style-name="T70">2</text:span>, <text:span text:style-name="T70">3</text:span>, <text:span text:style-name="T70">4 </text:span>}}<text:span text:style-name="T70"> </text:span></text:p>
      <text:p text:style-name="P8"/>
      <text:p text:style-name="P50"><text:span text:style-name="T5"><text:tab/></text:span><text:span text:style-name="T14">|P(S)| = 2</text:span><text:span text:style-name="T27">n</text:span><text:span text:style-name="T14"> = 16</text:span></text:p>
      <text:p text:style-name="P27"/>
      <text:p text:style-name="P16"><text:soft-page-break/>Installation of software (SML and SQLite)</text:p>
      <text:p text:style-name="P116">SML</text:p>
      <text:p text:style-name="P103">SML features:</text:p>
      <text:list xml:id="list2650842979899119321" text:style-name="L4">
        <text:list-item>
          <text:p text:style-name="P146">Pattern matching</text:p>
        </text:list-item>
        <text:list-item>
          <text:p text:style-name="P146">Strongly-typed: ea expression has a type</text:p>
        </text:list-item>
        <text:list-item>
          <text:p text:style-name="P146">Abstract types and polymorphism</text:p>
        </text:list-item>
        <text:list-item>
          <text:p text:style-name="P146">Modularization</text:p>
        </text:list-item>
        <text:list-item>
          <text:p text:style-name="P146">Higher-order modules (functors)</text:p>
        </text:list-item>
        <text:list-item>
          <text:p text:style-name="P146">Exceptions</text:p>
        </text:list-item>
      </text:list>
      <text:p text:style-name="P102"/>
      <text:p text:style-name="P103">Information for the download and install can be found at:</text:p>
      <text:p text:style-name="P103"><text:a xlink:type="simple" xlink:href="http://www.smlnj.org/dist/working/110.82/index.html" text:style-name="Internet_20_link" text:visited-style-name="Visited_20_Internet_20_Link">http://www.smlnj.org/dist/working/110.82/index.html</text:a> </text:p>
      <text:p text:style-name="P103"/>
      <text:p text:style-name="P103">Start SML in interactive mode (Read Eval Print Loop – REPL):</text:p>
      <text:p text:style-name="P103"/>
      <text:p text:style-name="P103"><text:tab/>sml</text:p>
      <text:p text:style-name="P103"/>
      <text:p text:style-name="P103">In an editor, write a test program:</text:p>
      <text:p text:style-name="P103"/>
      <text:p text:style-name="P103"><text:tab/>(* hello.sml *)</text:p>
      <text:p text:style-name="P103"><text:s/></text:p>
      <text:p text:style-name="P103"><text:tab/>fun helloWorld() =</text:p>
      <text:p text:style-name="P103"><text:tab/> <text:s/>print "Hello World!\n"</text:p>
      <text:p text:style-name="P103"><text:tab/></text:p>
      <text:p text:style-name="P103"><text:tab/>val _ = helloWorld()</text:p>
      <text:p text:style-name="P103"/>
      <text:p text:style-name="P103">To load a .sml program in the REPL, enter:</text:p>
      <text:p text:style-name="P103"/>
      <text:p text:style-name="P103"><text:tab/>use hello.sml </text:p>
      <text:p text:style-name="P103"/>
      <text:p text:style-name="P103">To exit, enter Ctrl-d</text:p>
      <text:p text:style-name="P103"/>
      <text:p text:style-name="P103">To run a standalone program:</text:p>
      <text:p text:style-name="P103"/>
      <text:p text:style-name="P103"><text:tab/>sml &lt; hello.sml</text:p>
      <text:p text:style-name="P103"/>
      <text:p text:style-name="P103">Or:</text:p>
      <text:p text:style-name="P103"/>
      <text:p text:style-name="P103"><text:tab/>sml &lt; hello.sml &gt; output.txt</text:p>
      <text:p text:style-name="P103"/>
      <text:p text:style-name="P103">Windows OS: right-click the program icon for options to run, etc.</text:p>
      <text:p text:style-name="P103"/>
      <text:p text:style-name="P103">For a standalone executable, there are commands to use in the REPL (See <text:a xlink:type="simple" xlink:href="http://www.smlnj.org/doc/CM/new.pdf" text:style-name="Internet_20_link" text:visited-style-name="Visited_20_Internet_20_Link">http://www.smlnj.org/doc/CM/new.pdf</text:a> ). <text:s/>However, that way is problematic. <text:s/>You are better off installing MLton ( <text:a xlink:type="simple" xlink:href="http://www.mlton.org/" text:style-name="Internet_20_link" text:visited-style-name="Visited_20_Internet_20_Link">http://www.mlton.org</text:a> ). <text:s/></text:p>
      <text:p text:style-name="P103"/>
      <text:p text:style-name="P103"/>
      <text:p text:style-name="P103"/>
      <text:p text:style-name="P103"><text:soft-page-break/>Then compile as follows:</text:p>
      <text:p text:style-name="P103"/>
      <text:p text:style-name="P103"><text:tab/>mlton hello.sml</text:p>
      <text:p text:style-name="P103"><text:tab/>./test<text:tab/><text:tab/>→ <text:tab/>Hello World!</text:p>
      <text:p text:style-name="P21"/>
      <text:p text:style-name="P35"><text:span text:style-name="T34">SQLite</text:span> </text:p>
      <text:p text:style-name="P35">“SQLite is a software library that implements a self-contained, serverless, zero-configuration, transactional SQL database engine. SQLite is the most widely deployed SQL database engine in the world. The source code for SQLite is in the public domain.” – SQLite website</text:p>
      <text:p text:style-name="P35"/>
      <text:p text:style-name="P35">Installation (version 3): <text:a xlink:type="simple" xlink:href="http://sqlite.org/download.html" text:style-name="Internet_20_link" text:visited-style-name="Visited_20_Internet_20_Link">http://sqlite.org/download.html</text:a> </text:p>
      <text:p text:style-name="P35"/>
      <text:p text:style-name="P35">At your command prompt, enter: sqlite. <text:s/>Then enter: </text:p>
      <text:p text:style-name="P35"/>
      <text:p text:style-name="P35"><text:tab/>sqlite&gt; SELECT "Hello World!";<text:tab/>→<text:tab/>Hello World!</text:p>
      <text:p text:style-name="P35"/>
      <text:p text:style-name="P35">As a stand along program on the command-line in file hello.sql:</text:p>
      <text:p text:style-name="P35"/>
      <text:p text:style-name="P35"><text:tab/>/* hello.sql */</text:p>
      <text:p text:style-name="P35"><text:tab/>SELECT "Hello World!";</text:p>
      <text:p text:style-name="P35"/>
      <text:p text:style-name="P35">Run as:</text:p>
      <text:p text:style-name="P35"/>
      <text:p text:style-name="P35"><text:tab/>sqlite3 &lt; hello.sql<text:tab/><text:tab/>→<text:tab/>Hello World!</text:p>
      <text:p text:style-name="P35"/>
      <text:p text:style-name="P35">Or, using a text file:</text:p>
      <text:p text:style-name="P35"/>
      <text:p text:style-name="P35"><text:tab/>/* SQLite file IO example */</text:p>
      <text:p text:style-name="P35"><text:tab/>.mode csv</text:p>
      <text:p text:style-name="P35"><text:tab/>.separator ,</text:p>
      <text:p text:style-name="P35"><text:tab/>--.output output.csv <text:s text:c="3"/>-- optional</text:p>
      <text:p text:style-name="P35"/>
      <text:p text:style-name="P35"><text:tab/>CREATE TABLE test(a INTEGER, b INTEGER);</text:p>
      <text:p text:style-name="P35"><text:tab/>.import input.csv test</text:p>
      <text:p text:style-name="P35"/>
      <text:p text:style-name="P35"><text:tab/>SELECT a FROM test;</text:p>
      <text:p text:style-name="P35"/>
      <text:p text:style-name="P35">This SQLite program would read a text file input.csv consisting of:</text:p>
      <text:p text:style-name="P35"/>
      <text:p text:style-name="P35"><text:tab/>1,5</text:p>
      <text:p text:style-name="P35"><text:tab/>2,6</text:p>
      <text:p text:style-name="P35"><text:tab/>3,7</text:p>
      <text:p text:style-name="P35"><text:tab/>4,8</text:p>
      <text:p text:style-name="P21"/>
      <text:p text:style-name="P21"/>
      <text:p text:style-name="P21"/>
      <text:p text:style-name="P21"/>
      <text:p text:style-name="P21"/>
      <text:p text:style-name="P21"/>
      <text:p text:style-name="P14"><text:soft-page-break/><text:span text:style-name="T153">E</text:span>xercise</text:p>
      <text:p text:style-name="P64">Given the number types N for all natural numbers, Z for all integers, Z+ for all positive integers, Q for all rational numbers, I for all irrational numbers, R for all real numbers, W for all whole numbers, and C for all complex numbers, write simple programs in SML and SQLite to display your understanding of number types. </text:p>
      <text:p text:style-name="P48"/>
      <text:p text:style-name="P48"><text:span text:style-name="T150">Given the numbers 1, -5 and 1/5, your program syntax will simply generate the following output string in “ “ quotes</text:span>:</text:p>
      <text:p text:style-name="P48"/>
      <text:p text:style-name="P48"><text:tab/>SML:<text:tab/>print “-<text:span text:style-name="T151">5</text:span> is an element of N: true”;</text:p>
      <text:p text:style-name="P48"><text:tab/>SML:<text:tab/>print “<text:span text:style-name="T150">1/5</text:span> is an element of <text:span text:style-name="T150">W</text:span>: <text:span text:style-name="T150">false</text:span>”;</text:p>
      <text:p text:style-name="P48"><text:tab/>SQLite: <text:tab/>SELECT “-<text:span text:style-name="T151">5</text:span> is an element of N: true”;</text:p>
      <text:p text:style-name="P48"><text:tab/>SQLite: <text:tab/>SELECT “<text:span text:style-name="T150">1/5</text:span> is an element of <text:span text:style-name="T150">W</text:span>: <text:span text:style-name="T150">false</text:span>”;</text:p>
      <text:p text:style-name="P48"/>
      <text:p text:style-name="P49"><text:span text:style-name="T152">Besides introducing number types, t</text:span>his exercise provides an introduction to <text:span text:style-name="T152">the </text:span>SML and SQLite <text:span text:style-name="T152">programming languages</text:span>. <text:s/>Therefore, these programs <text:span text:style-name="T152">should</text:span> be installed on your computer (See <text:span text:style-name="T163">the Programming unit below.</text:span>).</text:p>
      <text:p text:style-name="P49"/>
      <text:p text:style-name="P48"><text:span text:style-name="T18">If you think these exercises are trite and redundant using the both SML and SQL, you are correct. <text:s/></text:span><text:span text:style-name="T19">Apart from ensuring that your installations work, w</text:span><text:span text:style-name="T18">e want to </text:span><text:span text:style-name="T19">enforce some basic understanding of number types for now</text:span><text:span text:style-name="T18">. <text:s/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75"><text:soft-page-break/><text:span text:style-name="T38">P</text:span><text:span text:style-name="T41">ROGRAMMING</text:span><text:tab/></text:p>
      <text:p text:style-name="P85">We can show how different sets of elements have certain relationships in terms of union, intersection and so on. <text:s/>Instead of demonstrating these relationships using pen and paper, we will use SML and SQL to display set elements in these contexts. <text:s text:c="2"/></text:p>
      <text:p text:style-name="P85"/>
      <text:p text:style-name="P78"><text:span text:style-name="T37">S</text:span><text:span text:style-name="T34">et operations </text:span><text:span text:style-name="T35">in </text:span><text:span text:style-name="T36">Standard ML</text:span></text:p>
      <text:p text:style-name="P83">Computer programming languages have data types, or categorical sets of data types such as integer, character and real. <text:s/>So, it behooves the budding programmer to understand what kind of data belong to what broader type. <text:s/>This idea is enforced in textbook from section 1.1 through section 1.7. <text:s/></text:p>
      <text:p text:style-name="P83"/>
      <text:p text:style-name="P83">When we define a collection, we have a set. <text:s/>We can groups these sets into another set. <text:s/>For example, the set automobile is comprised of sets of sedans, trucks, jeeps, suvs, … <text:s/>In SML, creating our <text:s/>own type as such looks like:</text:p>
      <text:p text:style-name="P83"/>
      <text:p text:style-name="P83"><text:tab/>datatype Automobile = <text:s text:c="2"/>Car | Truck | Jeep;</text:p>
      <text:p text:style-name="P83"/>
      <text:p text:style-name="P83">We assign an element like:</text:p>
      <text:p text:style-name="P83"/>
      <text:p text:style-name="P83"><text:tab/>val cj = Jeep;<text:tab/>→<text:tab/>val cj = Jeep : Automobile</text:p>
      <text:p text:style-name="P83"/>
      <text:p text:style-name="P83">However, to compose distinguishing attributes of a type, we need a feature called a constructor. <text:s/>We define a constructor such as :</text:p>
      <text:p text:style-name="P83"/>
      <text:p text:style-name="P83"><text:tab/>datatype <text:s/>Automobile = <text:s/>Transmission * Radio;</text:p>
      <text:p text:style-name="P83"/>
      <text:p text:style-name="P83">Suppose that Transmission might be “standard” or “automatic” and Radio might be AM or FM. <text:s/>The programmer could specify these types by calling the constructor such as:</text:p>
      <text:p text:style-name="P83"/>
      <text:p text:style-name="P84"><text:tab/>Automobile(“Standard”, “FM”);<text:tab/>→ <text:s text:c="2"/>val it = Automobile (“Standard”,</text:p>
      <text:p text:style-name="P84"><text:tab/><text:tab/><text:tab/><text:tab/><text:tab/>“FM”) : Automobile</text:p>
      <text:p text:style-name="P83"/>
      <text:p text:style-name="P83">The definition of the constructor could include default values as well, such as:</text:p>
      <text:p text:style-name="P83"/>
      <text:p text:style-name="P83"><text:tab/>datatype Automobile = Transmission of { standard : bool }</text:p>
      <text:p text:style-name="P83"><text:tab/><text:tab/><text:tab/>| Radio of { modulation: string, gps : bool };</text:p>
      <text:p text:style-name="P83"/>
      <text:p text:style-name="P83">A union of number types would look like the example on page 40 in the textbook:</text:p>
      <text:p text:style-name="P83"/>
      <text:p text:style-name="P83"><text:tab/>datatype num = Int of int | Real of real;<text:tab/>→ datatype num = Int of int | Real of real</text:p>
      <text:p text:style-name="P83"/>
      <text:p text:style-name="P83">This allows for alternative contexts:</text:p>
      <text:p text:style-name="P83"/>
      <text:p text:style-name="P83"><text:tab/>Int(5);<text:tab/>→<text:tab/>val it = Int 5 : num</text:p>
      <text:p text:style-name="P83"><text:tab/>Real(5.5);<text:tab/>→<text:tab/>val it = Real 5.5 : num</text:p>
      <text:p text:style-name="P83"/>
      <text:p text:style-name="P83">Set functions in SML</text:p>
      <text:p text:style-name="P83">Not all functions that we want are built into a programming language. <text:s/>Programming may be expedited by creating your own functions. <text:s/>For example, we want a function “f(x) = x + 3” that accommodates various inputs for the variable x. <text:s/>The statement “x + 3” is called a “parametized expression.” <text:s/></text:p>
      <text:p text:style-name="P83"><text:soft-page-break/></text:p>
      <text:p text:style-name="P83">Here we look at functions in terms of user defined functions, recursive operations and function defaults or exceptions.</text:p>
      <text:p text:style-name="P83"/>
      <text:p text:style-name="P83">To define a function in SML, use the “fun” keyword:</text:p>
      <text:p text:style-name="P83"/>
      <text:p text:style-name="P83"><text:tab/>fun myFunction(x,y) = x + y + 5;<text:tab/>→val myFunction = fn : int * int -&gt; int</text:p>
      <text:p text:style-name="P83"/>
      <text:p text:style-name="P83">Using this function:</text:p>
      <text:p text:style-name="P83"/>
      <text:p text:style-name="P83"><text:tab/>myFunction(5, 8);<text:tab/>→<text:tab/>val it = 18 : integers</text:p>
      <text:p text:style-name="P83"/>
      <text:p text:style-name="P83">The formal parameters above are x and y, with actual parameters of 5 and 8 respectively.</text:p>
      <text:p text:style-name="P83"/>
      <text:p text:style-name="P83">There will be times when a single function should behave differently for certain parameters, much like a switch-statement in Java. <text:s/>In SML this is referred to as “pattern matching,” as the appropriate function signature applies to the user's parameter pattern. <text:s/>For example:</text:p>
      <text:p text:style-name="P83"/>
      <text:p text:style-name="P83"><text:tab/>fun f(1) = 0 | f(x) = (x * x - 1) div (x - 1);<text:tab/> <text:s/>→<text:tab/>val f = fn : int -&gt; int</text:p>
      <text:p text:style-name="P83"/>
      <text:p text:style-name="P83"><text:tab/>f(2);<text:tab/>→<text:tab/>val it = 3 : int</text:p>
      <text:p text:style-name="P83"/>
      <text:p text:style-name="P83">Notice that a supplied parameter of 1 generated output of 0, and input of 2 yields 3.</text:p>
      <text:p text:style-name="P83"/>
      <text:p text:style-name="P83">Using the same approach we can accommodate a different number and type of parameters. <text:s/>In languages like Java we refer to such accommodation as method overloading. <text:s/>Now the function can deal with various linked contexts among categorical sets.</text:p>
      <text:p text:style-name="P83"/>
      <text:p text:style-name="P100"><text:span text:style-name="T154">For example, l</text:span>ets <text:span text:style-name="T154">consider an example of a car mileage calculator. <text:s/>The formula here is admittedly erroneous, as it it left to you to “correct” it as as an exercise below. <text:s/>First, </text:span>define two sets of <text:span text:style-name="T154">transmission</text:span>, <text:span text:style-name="T155">automatic </text:span>and<text:span text:style-name="T155"> standard:</text:span></text:p>
      <text:p text:style-name="P83"/>
      <text:p text:style-name="P83"><text:tab/>datatype transmission = automatic | standard;</text:p>
      <text:p text:style-name="P83"/>
      <text:p text:style-name="P83"><text:tab/>datatype car = sedan | suv | jeep;</text:p>
      <text:p text:style-name="P83"/>
      <text:p text:style-name="P83">Transmissions have different drag (PSI) on the drive train of a vehicle:</text:p>
      <text:p text:style-name="P83"/>
      <text:p text:style-name="P83"><text:tab/>fun getDrag(automatic) = 2.4 | getDrag(standard) = 1.5;</text:p>
      <text:p text:style-name="P83"/>
      <text:p text:style-name="P83">How about car weight (pounds/1000), depending on instance of car:</text:p>
      <text:p text:style-name="P83"/>
      <text:p text:style-name="P83"><text:tab/>fun getWeight(sedan) = 2.2 | getWeight(suv) = 2.5 | getWeight(jeep) = 2.1;</text:p>
      <text:p text:style-name="P83"/>
      <text:p text:style-name="P83">And the cylinder count per instance of car:</text:p>
      <text:p text:style-name="P83"/>
      <text:p text:style-name="P83"><text:tab/>fun getEngine(sedan) = 4.0 | getEngine(suv) = 6.0 | getEngine(jeep) = 8.0;</text:p>
      <text:p text:style-name="P83"/>
      <text:p text:style-name="P83"/>
      <text:p text:style-name="P83"><text:soft-page-break/>Create a function mpg that computes “miles per gallon” for a car:</text:p>
      <text:p text:style-name="P83"/>
      <text:p text:style-name="P84"><text:tab/>fun mpg(car, transmission) = 3.0 * getEngine(car) - getDrag(transmission) - </text:p>
      <text:p text:style-name="P84"><text:tab/><text:tab/><text:tab/><text:tab/><text:tab/>getWeight(car); </text:p>
      <text:p text:style-name="P83"/>
      <text:p text:style-name="P83"><text:span text:style-name="T158">N</text:span>ow use the mpg function:</text:p>
      <text:p text:style-name="P83"/>
      <text:p text:style-name="P83"><text:tab/>mpg(jeep, standard);</text:p>
      <text:p text:style-name="P83"/>
      <text:p text:style-name="P83">Recursion, exceptions and default values:</text:p>
      <text:p text:style-name="P83">Often we need to repeat an operation over and over again. <text:s/>Rather than using an iterative loop of some sort, we can define a function with a call to itself. <text:s/>Building on our function pattern (function overloading) discussion above, here is the obligatory recursive factorial function, in ML:</text:p>
      <text:p text:style-name="P83"/>
      <text:p text:style-name="P83"><text:tab/>fun factorial(0) = 1 | factorial(n) = n * factorial(n - 1); </text:p>
      <text:p text:style-name="P83"/>
      <text:p text:style-name="P83"><text:s/>To use the factorial function:</text:p>
      <text:p text:style-name="P83"/>
      <text:p text:style-name="P83"><text:tab/>factorial(5);<text:tab/>→<text:tab/>val it = 120 : int</text:p>
      <text:p text:style-name="P83"/>
      <text:p text:style-name="P83">As you can see in the above example, the case where the parameter is 0 yields output of 1. <text:s/>This is known as the “base case” and it provides and end to the recursive operation. <text:s/>Without it, our program would run indefinitely. <text:s/>Indeed, even in non-recursive functions, we should often should incorporate a case whereby the function halts its work based on a certain value. <text:s/>For example, if the user furnishes an unacceptable parameter, such as:</text:p>
      <text:p text:style-name="P83"/>
      <text:p text:style-name="P83"><text:tab/>factorial(goat);<text:tab/>→<text:tab/>stdIn:34.11 Error: unbound variable or constructor: goat</text:p>
      <text:p text:style-name="P83"/>
      <text:p text:style-name="P83">The “unbound variable” leads here to a compilation error, not an exception. <text:s/>SML does not know what to do with “goat” and so it emitted the error message. <text:s/>We could get around that message by having the function emit a message “use an integer” when one is not provided. <text:s/>In other words, we have a kind of default output for the function.</text:p>
      <text:p text:style-name="P26"/>
      <text:p text:style-name="P106"><text:span text:style-name="T16">E</text:span><text:span text:style-name="T7">xer</text:span><text:span text:style-name="T5">c</text:span><text:span text:style-name="T7">ise</text:span><text:span text:style-name="T13">s</text:span></text:p>
      <text:p text:style-name="P31">Write programs in SML for the following exercises:</text:p>
      <text:p text:style-name="P31"/>
      <text:p text:style-name="P31">1. The example that computes gas mileage in out setsSML pdf uses an erroneous formula. <text:s/>Use the Internet to research a correct formula and provide it with SML syntax. <text:s/>Show your test output as well.</text:p>
      <text:p text:style-name="P31"/>
      <text:p text:style-name="P31">2. Make a data type “Animal” which has data constructors for various kinds of animals, such as cat, primate, reptile. <text:s/>Make sure to include a field for the subtype of animal, such as lion.</text:p>
      <text:p text:style-name="P31"/>
      <text:p text:style-name="P31">3. Make a data type “Library” which has data constructors for various kinds of books, such as fiction, reference, biography. <text:s/>Make sure to include a field for the subtype of book, such as science fiction.</text:p>
      <text:p text:style-name="P31"/>
      <text:p text:style-name="P31">4. <text:s/>For exercises 2 and 3, show how you would use the constructors.</text:p>
      <text:p text:style-name="P19"/>
      <text:p text:style-name="P19"/>
      <text:p text:style-name="P19"/>
      <text:p text:style-name="P114"><text:soft-page-break/><text:span text:style-name="T106">Set operations </text:span><text:span text:style-name="T111">in SQL (SQLite):</text:span></text:p>
      <text:p text:style-name="P87"><text:span text:style-name="T112">In SQL, </text:span>SET operators are used to combine the same type of data from two or more tables. <text:s/><text:span text:style-name="T112">Although </text:span>more than one <text:span text:style-name="T112">SELECT</text:span> statement <text:span text:style-name="T112">is used</text:span>, only one result set is returned. <text:s/><text:span text:style-name="T112">According to the formal definition of a “set,” elements are to be unique. <text:s/>This is enforced in SQL using the DISTINCT clause. </text:span></text:p>
      <text:p text:style-name="P87"/>
      <text:p text:style-name="P108">Set operation rules</text:p>
      <text:list xml:id="list10333925489714215" text:style-name="L5">
        <text:list-item>
          <text:p text:style-name="P147"><text:span text:style-name="T71">C</text:span>olumn names or aliases must be <text:span text:style-name="T72">determined </text:span>by the <text:span text:style-name="T73">first</text:span> select statement.</text:p>
        </text:list-item>
        <text:list-item>
          <text:p text:style-name="P147"><text:span text:style-name="T72">D</text:span>ata type<text:span text:style-name="T71">s</text:span> of <text:span text:style-name="T71">corresponding </text:span>column<text:span text:style-name="T71">s</text:span> must <text:span text:style-name="T76">be compatible</text:span>.</text:p>
        </text:list-item>
        <text:list-item>
          <text:p text:style-name="P147"><text:span text:style-name="T76">Each </text:span>quer<text:span text:style-name="T76">y </text:span>must have the same number of columns.</text:p>
        </text:list-item>
        <text:list-item>
          <text:p text:style-name="P147"><text:span text:style-name="T76">Each </text:span>quer<text:span text:style-name="T76">y </text:span>must have <text:span text:style-name="T76">matching </text:span>columns <text:span text:style-name="T76">in the same order</text:span>.</text:p>
        </text:list-item>
        <text:list-item>
          <text:p text:style-name="P147"><text:span text:style-name="T72">S</text:span>ort<text:span text:style-name="T72">ing of </text:span>result<text:span text:style-name="T71">s should have the</text:span> ORDER BY clause <text:span text:style-name="T72">in </text:span>the <text:span text:style-name="T73">last</text:span> <text:span text:style-name="T76">query </text:span>statement.</text:p>
        </text:list-item>
      </text:list>
      <text:p text:style-name="P87"/>
      <text:p text:style-name="P109">Set operators</text:p>
      <text:p text:style-name="P88">These allow us to combine two or more select statements. <text:s/><text:span text:style-name="T77">All have the same precedence.</text:span></text:p>
      <text:list xml:id="list3712302948962923832" text:style-name="L6">
        <text:list-item>
          <text:p text:style-name="P148">UNION<text:tab/> <text:tab/>Combine <text:span text:style-name="T78">r</text:span>esult sets into a single <text:span text:style-name="T79">output</text:span> set, without duplicates.</text:p>
        </text:list-item>
        <text:list-item>
          <text:p text:style-name="P148">UNION ALL<text:tab/> <text:tab/>Combine result sets into a single <text:span text:style-name="T79">output </text:span>set, including duplicates.</text:p>
        </text:list-item>
        <text:list-item>
          <text:p text:style-name="P148">INTERSECT<text:tab/> <text:tab/>Retrieve data common to result sets.</text:p>
        </text:list-item>
        <text:list-item>
          <text:p text:style-name="P148">EXCEPT (MINUS)<text:tab/>Retrieve data from first result set <text:span text:style-name="T80">that is </text:span><text:span text:style-name="T73">not </text:span><text:span text:style-name="T74">also in</text:span><text:span text:style-name="T81"> </text:span>the second</text:p>
        </text:list-item>
      </text:list>
      <text:p text:style-name="P119"/>
      <text:p text:style-name="P89"><text:span text:style-name="T82">Set operators treat</text:span> NULLS as <text:span text:style-name="T82">e</text:span>quivalent. <text:span text:style-name="T82">O</text:span>ther than UNION ALL, the<text:span text:style-name="T82">ir yielded results are distinct. <text:s/></text:span><text:s/><text:span text:style-name="T83">EXCEPT matches NULLS while its cousin, NOT EXISTS, does not.</text:span></text:p>
      <text:p text:style-name="P119"/>
      <text:p text:style-name="P110">Unions</text:p>
      <text:p text:style-name="P120">Table<text:span text:style-name="T84">s resulting from the component select queries </text:span>must be compatible for the union operation <text:span text:style-name="T84">(</text:span><text:span text:style-name="T75">union compatibility</text:span><text:span text:style-name="T84">)</text:span>. <text:s/>They must have the same number of columns with comparable data types. <text:s/><text:span text:style-name="T85">In other words, SELECT statements of a UNION must specify equivalent columns from each table and multiple columns must be in the same order. <text:s/></text:span></text:p>
      <text:p text:style-name="P120"/>
      <text:p text:style-name="P120"><text:span text:style-name="T76">Ways to</text:span> get <text:span text:style-name="T76">a</text:span> union <text:span text:style-name="T86">from non-compatible tables:</text:span></text:p>
      <text:list xml:id="list5202500707974603152" text:style-name="L7">
        <text:list-item>
          <text:p text:style-name="P143">Select the same columns from each table</text:p>
        </text:list-item>
        <text:list-item>
          <text:p text:style-name="P144"><text:span text:style-name="T87">U</text:span>se subsets of <text:span text:style-name="T86">the </text:span>existing tables</text:p>
          <text:list>
            <text:list-item>
              <text:p text:style-name="P144"><text:span text:style-name="T87">C</text:span>reate a new table </text:p>
            </text:list-item>
            <text:list-item>
              <text:p text:style-name="P144"><text:span text:style-name="T87">U</text:span>se views</text:p>
            </text:list-item>
          </text:list>
        </text:list-item>
        <text:list-item>
          <text:p text:style-name="P145"><text:span text:style-name="T88">Add columns using common data types and populate with arbitrary values or </text:span>NULL<text:span text:style-name="T88">s (leave blank) where appropriate.</text:span></text:p>
        </text:list-item>
      </text:list>
      <text:p text:style-name="P121"/>
      <text:p text:style-name="P121">Syntax:</text:p>
      <text:p text:style-name="P121"/>
      <text:p text:style-name="P121"><text:tab/>SELECT column_1, column_2,... FROM table_1</text:p>
      <text:p text:style-name="P121"><text:tab/>UNION</text:p>
      <text:p text:style-name="P121"><text:tab/>SELECT column_1, column_2,... FROM table_2;</text:p>
      <text:p text:style-name="P120"/>
      <text:p text:style-name="P122">For example, <text:span text:style-name="T71">query customers who reside in the same cities as product suppliers</text:span>:</text:p>
      <text:p text:style-name="P122"/>
      <text:p text:style-name="P122"><text:tab/>SELECT City, PostalCode FROM Customers</text:p>
      <text:p text:style-name="P122"><text:tab/>UNION</text:p>
      <text:p text:style-name="P122"><text:soft-page-break/><text:tab/>SELECT City, PostalCode FROM Suppliers</text:p>
      <text:p text:style-name="P122"/>
      <text:p text:style-name="P123">The sequential execution of the query means that the SQL interpreter (<text:span text:style-name="T89">such as </text:span>SQL Server) runs the first query, then the second, and finally combines the results of the two queries while discarding duplicates. <text:s/><text:span text:style-name="T90">This contrasts with the apparent parallel operation of a join, where the resulting table is constructed row by row as SQL Server matches rows for the join.</text:span> <text:s/></text:p>
      <text:p text:style-name="P123"/>
      <text:p text:style-name="P124">UNION ALL returns the same information and also includes any duplicates.</text:p>
      <text:p text:style-name="P124"/>
      <text:p text:style-name="P111">Intersections</text:p>
      <text:p text:style-name="P125">The INTERSECT operator combines two queries such that values common to both are returned. <text:s/>In other words, we find elements that are in set A that are also in set B. <text:s/></text:p>
      <text:p text:style-name="P125"/>
      <text:p text:style-name="P121"><text:tab/>SELECT column_1, column_2,... FROM table_1</text:p>
      <text:p text:style-name="P121"><text:tab/><text:span text:style-name="T91">INTERSECT</text:span></text:p>
      <text:p text:style-name="P121"><text:tab/>SELECT column_1, column_2,... FROM table_2;</text:p>
      <text:p text:style-name="P125"/>
      <text:p text:style-name="P112">IN and NOT IN for set operations</text:p>
      <text:p text:style-name="P125">Th<text:span text:style-name="T79">e output of the above intersection can be achieved </text:span>using the <text:span text:style-name="T92">IN predicate </text:span>with DISTINCT. <text:s/><text:span text:style-name="T93">You can use NOT IN to simulate EXCEPT and get the difference between sets. </text:span></text:p>
      <text:p text:style-name="P126"/>
      <text:p text:style-name="P89"><text:span text:style-name="T94">EXCEPT is functionally equivalent to the MINUS operator and the NOT IN operator, but with simpler syntax. </text:span>The EXCEPT operator returns results <text:span text:style-name="T80">that </text:span>are in the first query <text:span text:style-name="T95">and</text:span> not <text:span text:style-name="T80">also </text:span>in the second. <text:s/><text:span text:style-name="T94">In other words, it is the </text:span>difference <text:span text:style-name="T94">between two sets. <text:s/></text:span></text:p>
      <text:p text:style-name="P89"/>
      <text:p text:style-name="P90">Like UNION, the output of EXCEPT is unique. <text:s/>Unlike UNION, EXCEPT does <text:span text:style-name="T73">not</text:span> ignore NULL values and treats them as matching. <text:s/>Hence our use of IS NOT NULL above. </text:p>
      <text:p text:style-name="P89"/>
      <text:p text:style-name="P113">Examples</text:p>
      <text:p text:style-name="P91"><text:span text:style-name="T106">First generate random sets </text:span><text:span text:style-name="T107">of data </text:span><text:span text:style-name="T106">as temporary in-memory tables (there is no need to actually populate a database; see https://sqlite.org/inmemorydb.html ). <text:s/>Based on these virtual sets we will run the </text:span><text:span text:style-name="T108">our “</text:span><text:span text:style-name="T106">empirical proofs.”</text:span></text:p>
      <text:p text:style-name="P60"/>
      <text:p text:style-name="P61">Here is how to generate three virtual sets in SQLite:</text:p>
      <text:p text:style-name="P92"/>
      <text:p text:style-name="P92">/* <text:span text:style-name="T96">each table represents a set of </text:span><text:span text:style-name="T107">points in an X-Y plane, at the coordinates (x,y) */</text:span></text:p>
      <text:p text:style-name="P93">CREATE TEMPORARY TABLE numbers1 (</text:p>
      <text:p text:style-name="P93"><text:s text:c="2"/>id INTEGER PRIMARY KEY NOT NULL,</text:p>
      <text:p text:style-name="P93"><text:s text:c="2"/>x REAL NOT NULL,</text:p>
      <text:p text:style-name="P93"><text:s text:c="2"/>y REAL NOT NULL</text:p>
      <text:p text:style-name="P93">);</text:p>
      <text:p text:style-name="P93"/>
      <text:p text:style-name="P93">CREATE TEMPORARY TABLE numbers2 (</text:p>
      <text:p text:style-name="P93"><text:s text:c="2"/>id INTEGER PRIMARY KEY NOT NULL,</text:p>
      <text:p text:style-name="P93"><text:s text:c="2"/>x REAL NOT NULL,</text:p>
      <text:p text:style-name="P93"><text:s text:c="2"/>y REAL NOT NULL</text:p>
      <text:p text:style-name="P93">);</text:p>
      <text:p text:style-name="P93"/>
      <text:p text:style-name="P93"/>
      <text:p text:style-name="P93"><text:soft-page-break/>CREATE TEMPORARY TABLE numbers3 (</text:p>
      <text:p text:style-name="P93"><text:s text:c="2"/>id INTEGER PRIMARY KEY NOT NULL,</text:p>
      <text:p text:style-name="P93"><text:s text:c="2"/>x REAL NOT NULL,</text:p>
      <text:p text:style-name="P93"><text:s text:c="2"/>y REAL NOT NULL</text:p>
      <text:p text:style-name="P93">);</text:p>
      <text:p text:style-name="P93"/>
      <text:p text:style-name="P93">INSERT INTO numbers1</text:p>
      <text:p text:style-name="P93"><text:s text:c="4"/>WITH RECURSIVE</text:p>
      <text:p text:style-name="P93"><text:s text:c="6"/>tmp( id, x, y) AS (</text:p>
      <text:p text:style-name="P93"><text:s text:c="6"/>VALUES(1 , random()%11, random()%11) UNION ALL</text:p>
      <text:p text:style-name="P93"><text:s text:c="6"/>SELECT id+1,random()%11,random()%11 FROM tmp WHERE ID&lt;10)</text:p>
      <text:p text:style-name="P93"><text:s text:c="6"/>select * from tmp;</text:p>
      <text:p text:style-name="P93"/>
      <text:p text:style-name="P93">INSERT INTO numbers2</text:p>
      <text:p text:style-name="P93"><text:s text:c="4"/>WITH RECURSIVE</text:p>
      <text:p text:style-name="P93"><text:s text:c="6"/>tmp( id, x, y) AS (</text:p>
      <text:p text:style-name="P93"><text:s text:c="6"/>VALUES(1 , random()%11, random()%11) UNION ALL</text:p>
      <text:p text:style-name="P93"><text:s text:c="6"/>SELECT id+1,random()%11,random()%11 FROM tmp WHERE ID&lt;10)</text:p>
      <text:p text:style-name="P93"><text:s text:c="6"/>select * from tmp;</text:p>
      <text:p text:style-name="P93"/>
      <text:p text:style-name="P93">INSERT INTO numbers3</text:p>
      <text:p text:style-name="P93"><text:s text:c="4"/>WITH RECURSIVE</text:p>
      <text:p text:style-name="P93"><text:s text:c="6"/>tmp( id, x, y) AS (</text:p>
      <text:p text:style-name="P93"><text:s text:c="6"/>VALUES(1 , random()%11, random()%11) UNION ALL</text:p>
      <text:p text:style-name="P93"><text:s text:c="6"/>SELECT id+1,random()%11,random()%11 FROM tmp WHERE ID&lt;10)</text:p>
      <text:p text:style-name="P93"><text:s text:c="6"/>select * from tmp;</text:p>
      <text:p text:style-name="P93"/>
      <text:p text:style-name="P93">/* <text:span text:style-name="T97">verify table contents */</text:span></text:p>
      <text:p text:style-name="P93">SELECT * FROM numbers1; </text:p>
      <text:p text:style-name="P93">SELECT * FROM numbers2;</text:p>
      <text:p text:style-name="P93">SELECT * FROM numbers3;</text:p>
      <text:p text:style-name="P89"/>
      <text:p text:style-name="P89"><text:span text:style-name="T98">Now, run two queries as a </text:span>UNION <text:span text:style-name="T98">of above tables numbers2 and numbers3</text:span>. </text:p>
      <text:p text:style-name="P89"><draw:g text:anchor-type="paragraph" draw:z-index="2" draw:style-name="gr1"><draw:custom-shape draw:style-name="gr6" draw:text-style-name="P150" svg:width="2.165in" svg:height="2.0307in" svg:x="3.9543in" svg:y="0.0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50" svg:width="2.165in" svg:height="2.0307in" svg:x="2.8689in" svg:y="0.0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89"><text:tab/>/* <text:span text:style-name="T99">setOps.sql */</text:span></text:p>
      <text:p text:style-name="P94"><text:tab/>.read "../randTemp.sql"</text:p>
      <text:p text:style-name="P94"/>
      <text:p text:style-name="P94"><text:tab/>SELECT DISTINCT x, y</text:p>
      <text:p text:style-name="P94"><text:tab/>FROM numbers2<text:tab/><text:tab/><text:span text:style-name="T100">result set</text:span></text:p>
      <text:p text:style-name="P94"><text:tab/>UNION</text:p>
      <text:p text:style-name="P94"><text:tab/>SELECT DISTINCT x, y</text:p>
      <text:p text:style-name="P94"><text:tab/>FROM numbers3;</text:p>
      <text:p text:style-name="P94"/>
      <text:p text:style-name="P95"><text:tab/>/* This is the equivalent of: */</text:p>
      <text:p text:style-name="P95"><text:tab/>CREATE TEMPORARY TABLE resultSet1 (</text:p>
      <text:p text:style-name="P95"><text:tab/> <text:s/>x REAL NOT NULL,</text:p>
      <text:p text:style-name="P95"><text:tab/> <text:s/>y REAL NOT NULL</text:p>
      <text:p text:style-name="P95"><text:tab/>);</text:p>
      <text:p text:style-name="P95"/>
      <text:p text:style-name="P95"><text:soft-page-break/><text:tab/>INSERT INTO resultSet1 (x, y)</text:p>
      <text:p text:style-name="P95"><text:tab/>SELECT DISTINCT x, y from numbers2;</text:p>
      <text:p text:style-name="P95"><text:tab/>INSERT INTO resultSet1 (x, y)</text:p>
      <text:p text:style-name="P95"><text:tab/>SELECT DISTINCT x, y from numbers3;</text:p>
      <text:p text:style-name="P95"><text:tab/>SELECT DISTINCT x, y FROM resultSet1;</text:p>
      <text:p text:style-name="P89"><text:tab/><text:tab/><text:tab/><text:tab/><text:tab/> <text:s text:c="5"/></text:p>
      <text:p text:style-name="P89"><text:span text:style-name="T98">This yields in arbitrary order </text:span>all <text:span text:style-name="T98">numbers in each table that is are not duplicates</text:span>. <text:s/><text:span text:style-name="T98">If we want to include duplicates, use the UNION ALL clause instead.</text:span> </text:p>
      <text:p text:style-name="P89"/>
      <text:p text:style-name="P89"><text:span text:style-name="T101">Continuing, try the </text:span>EXCEPT operator <text:span text:style-name="T102">for</text:span> results which are in the first query <text:span text:style-name="T95">and </text:span>not in the second. </text:p>
      <text:p text:style-name="P89"/>
      <text:p text:style-name="P96"><text:tab/>SELECT DISTINCT x, y</text:p>
      <text:p text:style-name="P96"><text:tab/>FROM numbers2</text:p>
      <text:p text:style-name="P96"><text:tab/>EXCEPT <text:s/></text:p>
      <text:p text:style-name="P96"><text:tab/>SELECT DISTINCT x, y <text:s text:c="30"/></text:p>
      <text:p text:style-name="P96"><text:tab/>FROM numbers3;<text:tab/><text:tab/> <text:s text:c="17"/><text:span text:style-name="T103">result set</text:span></text:p>
      <text:p text:style-name="P96"/>
      <text:p text:style-name="P89"><draw:g text:anchor-type="paragraph" draw:z-index="0" draw:style-name="gr1"><draw:custom-shape draw:style-name="gr2" draw:text-style-name="P150" svg:width="2.1504in" svg:height="2.0748in" svg:x="2.8689in" svg:y="-1.13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51" svg:width="2.1504in" svg:height="2.0748in" svg:x="3.9469in" svg:y="-1.1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T94"><text:tab/>/* This is the equivalent of</text:span>: */</text:p>
      <text:p text:style-name="P96"><text:tab/>SELECT DISTINCT n2.x, n2.y</text:p>
      <text:p text:style-name="P96"><text:tab/>FROM numbers2 n2</text:p>
      <text:p text:style-name="P96"><text:tab/>WHERE NOT EXISTS (</text:p>
      <text:p text:style-name="P96"><text:tab/> <text:s/>SELECT n3.x, n3.y</text:p>
      <text:p text:style-name="P96"><text:tab/> <text:s/>FROM numbers3 n3</text:p>
      <text:p text:style-name="P96"><text:tab/> <text:s/>WHERE (n2.x = n3.x AND n2.y = n3.y) </text:p>
      <text:p text:style-name="P96"><text:tab/> <text:s text:c="3"/>OR (n2.x IS NULL AND n2.y IS NULL) </text:p>
      <text:p text:style-name="P96"><text:tab/> <text:s text:c="3"/>AND (n3.x IS NULL AND n3.y IS NULL)</text:p>
      <text:p text:style-name="P96"><text:tab/>); </text:p>
      <text:p text:style-name="P89"/>
      <text:p text:style-name="P89"><text:span text:style-name="T104">T</text:span>he INTERSECT operator <text:span text:style-name="T105">yields </text:span>results which are <text:span text:style-name="T105">common to</text:span> both queries. </text:p>
      <text:p text:style-name="P89"/>
      <text:p text:style-name="P97"><text:tab/>SELECT DISTINCT x, y</text:p>
      <text:p text:style-name="P97"><text:tab/>FROM numbers2</text:p>
      <text:p text:style-name="P97"><text:tab/>INTERSECT</text:p>
      <text:p text:style-name="P97"><text:tab/>SELECT DISTINCT x, y</text:p>
      <text:p text:style-name="P97"><text:tab/>FROM numbers3;<text:tab/><text:tab/> <text:s text:c="3"/>result set</text:p>
      <text:p text:style-name="P89"><draw:g text:anchor-type="paragraph" draw:z-index="1" draw:style-name="gr1"><draw:custom-shape draw:style-name="gr4" draw:text-style-name="P152" svg:width="2.3039in" svg:height="2.2098in" svg:x="3.9193in" svg:y="-1.05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52" svg:width="2.3039in" svg:height="2.2098in" svg:x="2.7646in" svg:y="-1.0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ath draw:style-name="gr5" draw:text-style-name="P150" svg:width="0.5445in" svg:height="2.0087in" svg:x="4.5146in" svg:y="-0.9331in" svg:viewBox="0 0 1384 5103" svg:d="M0 0c3113 2449 0 5103 0 5103v-2245z"><text:p/></draw:path><draw:path draw:style-name="gr5" draw:text-style-name="P150" svg:width="0.5957in" svg:height="2.0087in" svg:x="3.9189in" svg:y="-0.9331in" svg:viewBox="0 0 1514 5103" svg:d="M1514 0c-3406 2449 0 5103 0 5103v-2245z"><text:p/></draw:path></draw:g><text:tab/><text:tab/><text:tab/><text:tab/><text:tab/><text:tab/><text:tab/><text:tab/></text:p>
      <text:p text:style-name="P98"><text:tab/>/* This is the equivalent of: */</text:p>
      <text:p text:style-name="P98"><text:tab/>SELECT DISTINCT x, y</text:p>
      <text:p text:style-name="P98"><text:tab/>FROM numbers2 n2</text:p>
      <text:p text:style-name="P98"><text:tab/>WHERE EXISTS (</text:p>
      <text:p text:style-name="P98"><text:tab/> <text:s/>SELECT DISTINCT n3.x, n3.y</text:p>
      <text:p text:style-name="P98"><text:tab/> <text:s/>FROM numbers3 n3</text:p>
      <text:p text:style-name="P98"><text:tab/> <text:s/>WHERE n2.x = n3.x AND n2.y = n3.y</text:p>
      <text:p text:style-name="P98"><text:tab/>); </text:p>
      <text:p text:style-name="P89"/>
      <text:p text:style-name="P89"/>
      <text:p text:style-name="P89"/>
      <text:p text:style-name="P89"/>
      <text:p text:style-name="P89"/>
      <text:p text:style-name="P14"><text:soft-page-break/><text:span text:style-name="T156">E</text:span>xercise</text:p>
      <text:p text:style-name="P32">Using SQL, generate three random sets of alphabetical characters (Have 10 random letters in each of three tables.). <text:s/>Using these sets, demonstrate the following set operations: union, intersect, except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5"><text:soft-page-break/>RELATION</text:p>
      <text:p text:style-name="P27">As we see when querying tables in SQL or comparing lists in SML, we can compare elements in a set to other elements in the same set, or those of others sets. <text:s/></text:p>
      <text:p text:style-name="P27"/>
      <text:p text:style-name="P27">There is a binary relation between sets A and B may be written as R(a,b) or aRb. <text:s/>This relation can be made to depend on certain conditions, such as equivalence, greater than and less than. <text:s/>That means that their order matters. <text:s/>For example, a parent-child pair is only valid for a certain order. </text:p>
      <text:p text:style-name="P27"/>
      <text:p text:style-name="P27"><text:tab/>R(parent, child) <text:span text:style-name="T136">≠</text:span> R(child, parent)</text:p>
      <text:p text:style-name="P27"/>
      <text:p text:style-name="P27">The pair order matters. <text:s/>The relationship can be said to belong to a set “begets” in that a parent begets a child. <text:s/>The inverse set would be “inherits” since the child inherits from the parent.</text:p>
      <text:p text:style-name="P27"/>
      <text:p text:style-name="P27"><text:tab/>R(parent, child) ∈ begets</text:p>
      <text:p text:style-name="P27"><text:tab/>R(child, parent) ∈ inherits</text:p>
      <text:p text:style-name="P27"/>
      <text:p text:style-name="P27">While for two sets a relation will be pairwise, relations among more sets may be ternary R(a, b, c) or for a greater number of sets R(a, b, …). <text:s text:c="2"/></text:p>
      <text:p text:style-name="P27"/>
      <text:p text:style-name="P27">A relation between two sets A and B is a subset of the cross product of A and B. That means the cardinality will range from 0 to <text:span text:style-name="T139">N</text:span> x <text:span text:style-name="T139">M</text:span>, <text:span text:style-name="T139">where N is the number of elements in set A for each i element, and M is the number of elements in set B for each j element</text:span>. <text:s/><text:span text:style-name="T139">Indeed, the resulting set of a relation between sets A and B can have many more elements.</text:span></text:p>
      <text:p text:style-name="P27"/>
      <text:p text:style-name="P27">For <text:span text:style-name="T139">testing the e</text:span>quality <text:span text:style-name="T139">of </text:span>sets A = {1, 3, 5, 7} and B = {1, 3, 5, 7}, we test for equal elements <text:span text:style-name="T139">from i to N from each set in tandem</text:span> <text:span text:style-name="T139">to get </text:span>the subset relation:</text:p>
      <text:p text:style-name="P27"/>
      <text:p text:style-name="P27"><text:tab/>R = { (1, 1), (3, 3), (5, 5), (7, 7) }</text:p>
      <text:p text:style-name="P27"/>
      <text:p text:style-name="P27">Note that the relation R is itself a set.</text:p>
      <text:p text:style-name="P27"/>
      <text:p text:style-name="P27">Conversely, given <text:span text:style-name="T140">non-equivalent sets</text:span> A = {1, 3, 5, 7} and B = {1, 3, 4, 6}, the subset of equal pairs is:</text:p>
      <text:p text:style-name="P27"/>
      <text:p text:style-name="P27"><text:tab/>R = { (1, 1), (3, 3) }</text:p>
      <text:p text:style-name="P27"/>
      <text:p text:style-name="P27">Given three sets A, B and C, we can use the “composition of relation” of A and C to infer a relationship with B. <text:s/>Given a relation R between A to B and another relation S between B to C, we can say elements of A and C such that a(S o R)c iff there exists some elements for which aRb and bSc. </text:p>
      <text:p text:style-name="P30"><text:s/></text:p>
      <text:p text:style-name="P68"><text:span text:style-name="T5">Properties of </text:span><text:span text:style-name="T10">r</text:span><text:span text:style-name="T5">elations</text:span></text:p>
      <text:p text:style-name="P39">Empty: the empty set ∅ <text:span text:style-name="T114">or E</text:span></text:p>
      <text:p text:style-name="P39">Full: <text:s/><text:span text:style-name="T114">the set AxB</text:span></text:p>
      <text:p text:style-name="P39">Inverse: <text:span text:style-name="T114">the set </text:span>R′ ={ (b, a) | ( a, b) ∈ R } … <text:span text:style-name="T114">flip all a's and b's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65"><text:soft-page-break/><text:span text:style-name="T42">Properties of </text:span>self-referential relations</text:p>
      <text:p text:style-name="P39">Identity: the set <text:span text:style-name="T114">A</text:span> { (<text:span text:style-name="T114">a</text:span>, <text:span text:style-name="T114">a</text:span>) | <text:span text:style-name="T141">a</text:span> ∈ <text:span text:style-name="T114">A </text:span>}</text:p>
      <text:p text:style-name="P40">Reflexive: <text:span text:style-name="T115">aRa relation holds for every element of A … </text:span>∀a ∈A <text:s text:c="7"/>… ∀a … <text:span text:style-name="T141">for all a</text:span></text:p>
      <text:p text:style-name="P39">Irreflexive: <text:span text:style-name="T115">no aRa; relation holds for any element of A … </text:span>no a∈A</text:p>
      <text:p text:style-name="P39">Symmetric: <text:span text:style-name="T115">a1</text:span>R<text:span text:style-name="T115">a2</text:span> →<text:span text:style-name="T115"> a2Ra1 or</text:span> ∀<text:span text:style-name="T116">a1 </text:span>∈ A <text:span text:style-name="T115">AND</text:span> ∀<text:span text:style-name="T116">a2 </text:span>∈ A … <text:span text:style-name="T117">all pairs of elements</text:span></text:p>
      <text:p text:style-name="P39">Anti-Symmetric: <text:span text:style-name="T116">a1</text:span>R<text:span text:style-name="T116">a2 AND a2</text:span>R<text:span text:style-name="T116">a1</text:span> →<text:span text:style-name="T116"> a </text:span>= <text:span text:style-name="T116">b </text:span>∀<text:span text:style-name="T116">a1 </text:span>∈ A <text:span text:style-name="T116">AND</text:span> ∀<text:span text:style-name="T116">a2 </text:span>∈ A</text:p>
      <text:p text:style-name="P39">Transitive: <text:span text:style-name="T118">a1</text:span>R<text:span text:style-name="T118">a2 AND a2</text:span>R<text:span text:style-name="T119">a3</text:span> →<text:span text:style-name="T118"> (a1</text:span>R<text:span text:style-name="T118">a3</text:span>, ∀<text:span text:style-name="T118">a1</text:span>, <text:span text:style-name="T118">a2</text:span>, <text:span text:style-name="T118">a3) </text:span>∈ A </text:p>
      <text:p text:style-name="P39"/>
      <text:p text:style-name="P39">Equivalence: reflexive <text:span text:style-name="T118">AND</text:span> symmetric <text:span text:style-name="T118">AND</text:span> transitive</text:p>
      <text:p text:style-name="P39"/>
      <text:p text:style-name="P66">Domain and range of relations</text:p>
      <text:p text:style-name="P39">Domain:</text:p>
      <text:p text:style-name="P39">Given two sets A and B, the domain D<text:span text:style-name="T120">o</text:span> of their relation R is the set of A's elements that have a relation to elements in set B. <text:s/>This can be written as;</text:p>
      <text:p text:style-name="P39"/>
      <text:p text:style-name="P39"><text:tab/>D<text:span text:style-name="T120">o</text:span>R(<text:span text:style-name="T120">a</text:span>, <text:span text:style-name="T120">b</text:span>) = { a | (a, b) ∈ <text:span text:style-name="T142">R</text:span> }<text:tab/></text:p>
      <text:p text:style-name="P39"/>
      <text:p text:style-name="P41">In terms of equal sets <text:span text:style-name="T121">A = { 1, 3, 5, 7 } and B = { 1, 3, 5, 7 }:</text:span></text:p>
      <text:p text:style-name="P41"/>
      <text:p text:style-name="P41"><text:tab/>DoR = <text:span text:style-name="T121">{ 1, 3, 5, 7 } </text:span>== A == B</text:p>
      <text:p text:style-name="P39"/>
      <text:p text:style-name="P41">For unequal sets <text:span text:style-name="T121">A = { 1, 3, 5, 7 } and B = { 1, 3, </text:span>4<text:span text:style-name="T121">, </text:span>6 <text:span text:style-name="T121">}, </text:span>where aRb is “less than” <text:span text:style-name="T122">we have:</text:span></text:p>
      <text:p text:style-name="P39"/>
      <text:p text:style-name="P39"><text:tab/><text:span text:style-name="T122">R = </text:span>{ (1, <text:span text:style-name="T122">3</text:span>), (<text:span text:style-name="T122">1</text:span>, <text:span text:style-name="T122">4</text:span>), (<text:span text:style-name="T122">1</text:span>, <text:span text:style-name="T122">6</text:span>), (<text:span text:style-name="T122">3</text:span>, <text:span text:style-name="T122">4</text:span>), (<text:span text:style-name="T122">3</text:span>, <text:span text:style-name="T122">6</text:span>), (<text:span text:style-name="T122">5, 6) </text:span>}</text:p>
      <text:p text:style-name="P39"/>
      <text:p text:style-name="P39">… <text:span text:style-name="T122">and the domain is:</text:span></text:p>
      <text:p text:style-name="P39"/>
      <text:p text:style-name="P41"><text:tab/>DoR = <text:span text:style-name="T121">{1, 3, 5} </text:span></text:p>
      <text:p text:style-name="P39"/>
      <text:p text:style-name="P39"><text:span text:style-name="T120">R</text:span>ange <text:span text:style-name="T123">(image):</text:span></text:p>
      <text:p text:style-name="P39"/>
      <text:p text:style-name="P39"><text:tab/><text:span text:style-name="T120">RaR(a, b) = </text:span>{<text:span text:style-name="T120">b </text:span>| (<text:span text:style-name="T120">a</text:span>, <text:span text:style-name="T120">b</text:span>) ∈ A}<text:tab/><text:tab/></text:p>
      <text:p text:style-name="P39"/>
      <text:p text:style-name="P41">For <text:span text:style-name="T124">example, for the </text:span>unequal sets <text:span text:style-name="T121">A = {1, 3, 5, 7} and B = {1, 3, </text:span>4<text:span text:style-name="T121">, </text:span>6<text:span text:style-name="T121">}, </text:span>where aRb is “less than” <text:span text:style-name="T122">we have R = { (1, 3), (1, 4), (1, 6), (3, 4), <text:s/>(3, 6), (5, 6) }, where the range is:</text:span></text:p>
      <text:p text:style-name="P39"/>
      <text:p text:style-name="P42"><text:tab/>RaR = { 3, 4, 6 } <text:s/></text:p>
      <text:p text:style-name="P67"/>
      <text:p text:style-name="P67"><text:span text:style-name="T44">Relational g</text:span>raphs<text:span text:style-name="T44"> </text:span></text:p>
      <text:p text:style-name="P43"><text:span text:style-name="T124">Visual </text:span>visual aid<text:span text:style-name="T124">s help us </text:span>represent <text:span text:style-name="T124">relations. <text:s/>At first, we might use a table with rows representing </text:span>the domain and columns representing the range. 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text:span text:style-name="T122">Using </text:span>sets <text:span text:style-name="T121">A = {1, 3, 5, 7} and B = {1, 3, </text:span>4<text:span text:style-name="T121">, </text:span>6<text:span text:style-name="T121">}, get </text:span>aRb <text:span text:style-name="T124">in the context of</text:span> “<text:span text:style-name="T122">greater</text:span> than” <text:span text:style-name="T122">and show the range and domain. <text:s/>Mark “x” where this condition is satisfied.</text:span></text:p>
      <text:p text:style-name="P43"/>
      <text:p text:style-name="P43"><text:tab/><text:tab/> <text:s text:c="5"/><text:span text:style-name="T124">B</text:span><text:tab/></text:p>
      <text:p text:style-name="P43"><text:tab/><text:tab/><text:span text:style-name="T124">1 <text:s/>3 <text:s/>4 <text:s/>6</text:span></text:p>
      <text:p text:style-name="P43"><text:tab/> <text:s text:c="6"/>1<text:tab/> <text:s text:c="2"/></text:p>
      <text:p text:style-name="P43"><text:tab/><text:span text:style-name="T124">A <text:s text:c="3"/></text:span>3<text:tab/><text:span text:style-name="T124">x</text:span></text:p>
      <text:p text:style-name="P43"><text:tab/> <text:s text:c="6"/>5<text:tab/><text:span text:style-name="T124">x <text:s/>x <text:s/>x</text:span></text:p>
      <text:p text:style-name="P43"><text:tab/> <text:s text:c="6"/>7<text:tab/><text:span text:style-name="T124">x <text:s/>x <text:s/>x <text:s/>x</text:span></text:p>
      <text:p text:style-name="P39"/>
      <text:p text:style-name="P44">Therefore, the relation set R is comprised of the respective pairs indicated by the “x” in the table:</text:p>
      <text:p text:style-name="P39"/>
      <text:p text:style-name="P43"><text:tab/>R = { (3, 1), (5, 1), (7, 1), (7, 3), (7, 4), (7, 6), <text:span text:style-name="T143">(5</text:span>, <text:span text:style-name="T143">3), (5, 4)</text:span> },</text:p>
      <text:p text:style-name="P39"/>
      <text:p text:style-name="P44">The domain of the relation is the list of <text:span text:style-name="T73">unique</text:span> <text:span text:style-name="T125">(no duplicates) </text:span>“a” elements comprising each pair:</text:p>
      <text:p text:style-name="P44"/>
      <text:p text:style-name="P42"><text:tab/>DoR = { 3, 5, 7 } <text:s/></text:p>
      <text:p text:style-name="P41"/>
      <text:p text:style-name="P44">The range of the relation is the list of <text:span text:style-name="T73">unique</text:span> <text:span text:style-name="T125">(no duplicates) </text:span>“b” elements comprising each pair:</text:p>
      <text:p text:style-name="P44"/>
      <text:p text:style-name="P42"><text:tab/>RaR = { 1, 3, 4, 6 } <text:s/></text:p>
      <text:p text:style-name="P39"/>
      <text:p text:style-name="P39"><text:span text:style-name="T122">Instead of using a tables, we can represent relations using g</text:span>raph<text:span text:style-name="T122">s. <text:s/>(Conversely, when studying graphs, we may want to construct an adjacency matrix.)</text:span></text:p>
      <text:p text:style-name="P39"/>
      <text:p text:style-name="P45">In a graph, a set's elements are each represented by a vertex (or node). <text:s/>An ordered pair entails a directed graph with the edge that connects two vertices indicating the condition of the relationship. <text:s/><text:span text:style-name="T126">As we saw where “x” marked a relationship in the table above, not all vertices may be connected.</text:span> <text:s text:c="2"/></text:p>
      <text:p text:style-name="P39"/>
      <text:p text:style-name="P46">Here is a relation between elements a and b. <text:s/>Suppose b derives from a, or that a <text:span text:style-name="T114">is greater than</text:span> b.</text:p>
      <text:p text:style-name="P46"/>
      <text:p text:style-name="P39"><draw:custom-shape text:anchor-type="paragraph" draw:z-index="3" draw:style-name="gr7" draw:text-style-name="P153" svg:width="0.478in" svg:height="0.478in" svg:x="0.7799in" svg:y="0.0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7" draw:text-style-name="P153" svg:width="0.478in" svg:height="0.478in" svg:x="1.961in" svg:y="0.0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9"><draw:line text:anchor-type="paragraph" draw:z-index="5" draw:style-name="gr8" draw:text-style-name="P153" svg:x1="1.2575in" svg:y1="0.1091in" svg:x2="1.961in" svg:y2="0.1091in"><text:p/></draw:line><draw:frame text:anchor-type="paragraph" draw:z-index="6" draw:style-name="gr9" draw:text-style-name="P154" svg:width="0.1476in" svg:height="0.235in" svg:x="0.9453in" svg:y="0.0047in"><draw:text-box><text:p>b</text:p></draw:text-box></draw:frame><draw:frame text:anchor-type="paragraph" draw:z-index="7" draw:style-name="gr9" draw:text-style-name="P154" svg:width="0.1476in" svg:height="0.235in" svg:x="2.1264in" svg:y="0.0047in"><draw:text-box><text:p>a</text:p></draw:text-box></draw:frame></text:p>
      <text:p text:style-name="P39"/>
      <text:p text:style-name="P39"/>
      <text:p text:style-name="P46">Suppose c also derives from a, <text:s/>We then have.</text:p>
      <text:p text:style-name="P39"><draw:custom-shape text:anchor-type="paragraph" draw:z-index="9" draw:style-name="gr7" draw:text-style-name="P153" svg:width="0.478in" svg:height="0.478in" svg:x="1.3791in" svg:y="0.0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2" draw:style-name="gr9" draw:text-style-name="P154" svg:width="0.1476in" svg:height="0.235in" svg:x="1.5492in" svg:y="0.1583in"><draw:text-box><text:p>a</text:p></draw:text-box></draw:frame></text:p>
      <text:p text:style-name="P39"><draw:custom-shape text:anchor-type="paragraph" draw:z-index="8" draw:style-name="gr7" draw:text-style-name="P153" svg:width="0.478in" svg:height="0.478in" svg:x="0.7799in" svg:y="0.4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1" draw:style-name="gr9" draw:text-style-name="P154" svg:width="0.1476in" svg:height="0.235in" svg:x="0.9453in" svg:y="0.5429in"><draw:text-box><text:p>b</text:p></draw:text-box></draw:frame></text:p>
      <text:p text:style-name="P39"><draw:line text:anchor-type="paragraph" draw:z-index="10" draw:style-name="gr8" draw:text-style-name="P153" svg:x1="1.1709in" svg:y1="0.3126in" svg:x2="1.4398in" svg:y2="0.098in"><text:p/></draw:line><draw:line text:anchor-type="paragraph" draw:z-index="14" draw:style-name="gr8" draw:text-style-name="P153" svg:x1="2.0299in" svg:y1="0.3126in" svg:x2="1.8043in" svg:y2="0.061in"><text:p/></draw:line></text:p>
      <text:p text:style-name="P39"><draw:frame text:anchor-type="paragraph" draw:z-index="15" draw:style-name="gr9" draw:text-style-name="P154" svg:width="0.1476in" svg:height="0.235in" svg:x="2.1264in" svg:y="0.1492in"><draw:text-box><text:p>c</text:p></draw:text-box></draw:frame></text:p>
      <text:p text:style-name="P39"><draw:custom-shape text:anchor-type="paragraph" draw:z-index="13" draw:style-name="gr7" draw:text-style-name="P153" svg:width="0.478in" svg:height="0.478in" svg:x="1.952in" svg:y="-0.1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9"/>
      <text:p text:style-name="P39"/>
      <text:p text:style-name="P47">To represent the relation R = <text:span text:style-name="T127">{ (</text:span>b<text:span text:style-name="T127">, </text:span>a<text:span text:style-name="T127">), (</text:span>c<text:span text:style-name="T127">, </text:span>a<text:span text:style-name="T127">) } </text:span>of a set S = { a, b, c }</text:p>
      <text:p text:style-name="P39"/>
      <text:p text:style-name="P39"/>
      <text:p text:style-name="P39"/>
      <text:p text:style-name="P39"/>
      <text:p text:style-name="P39"><text:soft-page-break/><text:span text:style-name="T126">Given </text:span>an ordered <text:span text:style-name="T126">(c, c), we have a self-loop on vertices. <text:s/>If this is the case for all vertices, then the graph is said to be “reflexive.” <text:s/>If node c in the above graph has a self-loop, it it would look like this:</text:span></text:p>
      <text:p text:style-name="P39"/>
      <text:p text:style-name="P39"><draw:custom-shape text:anchor-type="paragraph" draw:z-index="17" draw:style-name="gr7" draw:text-style-name="P153" svg:width="0.478in" svg:height="0.478in" svg:x="1.3791in" svg:y="0.0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0" draw:style-name="gr9" draw:text-style-name="P154" svg:width="0.1476in" svg:height="0.235in" svg:x="1.5492in" svg:y="0.1583in"><draw:text-box><text:p>a</text:p></draw:text-box></draw:frame></text:p>
      <text:p text:style-name="P39"><draw:custom-shape text:anchor-type="paragraph" draw:z-index="16" draw:style-name="gr7" draw:text-style-name="P153" svg:width="0.478in" svg:height="0.478in" svg:x="0.7799in" svg:y="0.4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style-name="gr9" draw:text-style-name="P154" svg:width="0.1476in" svg:height="0.235in" svg:x="0.9453in" svg:y="0.5429in"><draw:text-box><text:p>b</text:p></draw:text-box></draw:frame></text:p>
      <text:p text:style-name="P39"><draw:line text:anchor-type="paragraph" draw:z-index="18" draw:style-name="gr8" draw:text-style-name="P153" svg:x1="1.1709in" svg:y1="0.3126in" svg:x2="1.4398in" svg:y2="0.098in"><text:p/></draw:line><draw:line text:anchor-type="paragraph" draw:z-index="22" draw:style-name="gr8" draw:text-style-name="P153" svg:x1="2.0299in" svg:y1="0.3126in" svg:x2="1.8043in" svg:y2="0.061in"><text:p/></draw:line></text:p>
      <text:p text:style-name="P39"><draw:frame text:anchor-type="paragraph" draw:z-index="23" draw:style-name="gr9" draw:text-style-name="P154" svg:width="0.1476in" svg:height="0.235in" svg:x="2.1264in" svg:y="0.1492in"><draw:text-box><text:p>c</text:p></draw:text-box></draw:frame></text:p>
      <text:p text:style-name="P39"><draw:custom-shape text:anchor-type="paragraph" draw:z-index="21" draw:style-name="gr7" draw:text-style-name="P153" svg:width="0.478in" svg:height="0.478in" svg:x="1.952in" svg:y="-0.1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24" draw:style-name="gr8" draw:text-style-name="P153" svg:width="0.2713in" svg:height="0.4197in" draw:transform="skewX (0.350287580875262) rotate (-0.911585468316639) translate (2.42788087174261in 0.0458320926370814in)" svg:viewBox="0 0 690 1067" svg:d="M0 0c1302-4 361 1067 361 1067"><text:p/></draw:path></text:p>
      <text:p text:style-name="P39"/>
      <text:p text:style-name="P39"/>
      <text:p text:style-name="P47">The relation is then R = <text:span text:style-name="T127">{ (</text:span>b<text:span text:style-name="T127">, </text:span>a<text:span text:style-name="T127">), (</text:span>c<text:span text:style-name="T127">, </text:span>a<text:span text:style-name="T127">), </text:span>(c, c)<text:span text:style-name="T127"> } </text:span></text:p>
      <text:p text:style-name="P1"/>
      <text:p text:style-name="P1"><text:span text:style-name="T158">Example</text:span> SML:</text:p>
      <text:p text:style-name="P1">Given the following lists and function:</text:p>
      <text:p text:style-name="P1"/>
      <text:p text:style-name="P1"><text:tab/>val A = [1, 2, 3, 4 ];</text:p>
      <text:p text:style-name="P1"><text:tab/>val B = [1, 5, 7, 9 ];</text:p>
      <text:p text:style-name="P1"/>
      <text:p text:style-name="P1"><text:tab/>fun contains(x, []) = false</text:p>
      <text:p text:style-name="P1"><text:tab/> <text:s/>| contains(x, y::rest) =</text:p>
      <text:p text:style-name="P1"><text:tab/> <text:s text:c="3"/>if x = y then true</text:p>
      <text:p text:style-name="P1"><text:tab/> <text:s text:c="3"/>else contains(x, rest);</text:p>
      <text:p text:style-name="P1"><text:tab/></text:p>
      <text:p text:style-name="P1"><text:tab/>contains(5, B);</text:p>
      <text:p text:style-name="P1"/>
      <text:p text:style-name="P107"><text:span text:style-name="T157">E</text:span>xercise<text:span text:style-name="T157">s</text:span></text:p>
      <text:p text:style-name="P101">1. Given three sets, A = {a, b, c}, B = {1, 2} and C = {a, b, d}, and the two relations R = { (a, 1), (a, 2), (b, 2), (c, 1) } and S = { (1, a), (2, b), (2, d) }, determine the relation S o R.</text:p>
      <text:p text:style-name="P101"/>
      <text:p text:style-name="P101">2. Given the set A = { 1, 2, 3, 4 } and the relation R = { (1, 2), (2, 3), (3, 4), (2, 1) }, determine the transitive closure of R.</text:p>
      <text:p text:style-name="P101"/>
      <text:p text:style-name="P101">3: <text:s/>Suppose set B = { 10, 12, 14, 8, 7 } and relation R = { (10, 11), (10, 12), (10, 14), (10, 8), (10, 7), (12, 12), (12, 8), (12, 7), (14, 14), (14, 8), (14, 7), (8, 8), (8, 7), (7, 7) }. </text:p>
      <text:p text:style-name="P101"/>
      <text:p text:style-name="P101"><text:tab/>Determine is R is:</text:p>
      <text:p text:style-name="P101"><text:tab/>A. antisymmetric</text:p>
      <text:p text:style-name="P101"><text:tab/>B. reflexive</text:p>
      <text:p text:style-name="P101"><text:tab/>C. symmetric</text:p>
      <text:p text:style-name="P101"/>
      <text:p text:style-name="P101">4. <text:s/>Suppose that you have two sets A = {a, c, e, g, h, i} and B = {a, c, d, f, i, k}. Use SML for the following:</text:p>
      <text:p text:style-name="P101"><text:tab/>A. Display a relational matrix.</text:p>
      <text:p text:style-name="P101"><text:tab/>B. Demonstrate if the relation is Reflexive. </text:p>
      <text:p text:style-name="P101"><text:tab/>C. Demonstrate if the relation is Transitive.</text:p>
      <text:p text:style-name="P101"><text:tab/>C. Demonstrate if the relation is Symmetric.</text:p>
      <text:p text:style-name="P101"/>
      <text:p text:style-name="P101">Matrix traversal may not seem intuitive to you using Standard ML. <text:s/>Solutions may seem easier in an imperative language such as C++ or Java, or in SQL. </text:p>
      <text:p text:style-name="P101"><text:soft-page-break/></text:p>
      <text:p text:style-name="P101">For example, given the set A={1, 2, 3, 4}, demonstrate that the relation is R = { (1, 2), (2, 1), (3, 2), (2, 3) } is symmetric. <text:s/>Your program should display:</text:p>
      <text:p text:style-name="P101"/>
      <text:p text:style-name="P101"><text:tab/>Relation R= { (1, 2), (2, 1), (3, 2), (2, 3) } is symmetric for set A = { 1, 2, 3, 4 }</text:p>
      <text:p text:style-name="P101"><text:s/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81"/>
      <text:p text:style-name="P115"><text:soft-page-break/>FUNCTION</text:p>
      <text:p text:style-name="P3">As defined, a function f is from a set X to a set Y is a relation from X to Y such that each x ∈ X is related to exactly one y ∈ Y. </text:p>
      <text:p text:style-name="P3"/>
      <text:p text:style-name="P3">X is called the domain and Y is the codomain. <text:s/></text:p>
      <text:p text:style-name="P3"/>
      <text:p text:style-name="P3">A function is also called a mapping.</text:p>
      <text:p text:style-name="P3"/>
      <text:p text:style-name="P3">The range <text:span text:style-name="T144">may be equivalent to</text:span> the codomain, <text:span text:style-name="T144">or the range</text:span> can be a subset <text:span text:style-name="T144">of the codomain if </text:span>not all elements of the domain <text:span text:style-name="T144">are </text:span>mapped <text:span text:style-name="T144">to the codomain</text:span>.</text:p>
      <text:p text:style-name="P3"/>
      <text:p text:style-name="P3">The function may be denoted as </text:p>
      <text:p text:style-name="P3"/>
      <text:p text:style-name="P3"><text:tab/>f(x) = y</text:p>
      <text:p text:style-name="P3"><text:s text:c="3"/></text:p>
      <text:p text:style-name="P3">A set can consist of functions as they are evaluated. <text:s/>Consider a line in an XY plane, where one x corresponds to only one y. <text:s/>Accordingly, we can use a programming language like SML to pass functions to other functions, store functions in variables and return them from other functions. <text:s/>Th<text:span text:style-name="T145">is</text:span> is because functions in SML are what are known as “first class values.” <text:s/></text:p>
      <text:p text:style-name="P3"/>
      <text:p text:style-name="P3">A function <text:span text:style-name="T145">may be considered a </text:span>relation <text:span text:style-name="T145">or an</text:span> element mapping from domain to rang<text:span text:style-name="T145">e</text:span>.</text:p>
      <text:p text:style-name="P3"/>
      <text:p text:style-name="P3">Functions map set elements to a set that is related. <text:s/></text:p>
      <text:p text:style-name="P3"/>
      <text:p text:style-name="P3"><text:tab/>f: A → B, where A is the domain of f and B is the codomain.</text:p>
      <text:p text:style-name="P3"/>
      <text:p text:style-name="P3">Range versus image:</text:p>
      <text:p text:style-name="P3">Image is synonymous for range, the output of function. <text:s/>So, if we have:</text:p>
      <text:p text:style-name="P3"/>
      <text:p text:style-name="P3"><text:tab/>f : R → R</text:p>
      <text:p text:style-name="P3"><text:tab/>with f(x) = x<text:span text:style-name="T137">2</text:span></text:p>
      <text:p text:style-name="P3"/>
      <text:p text:style-name="P3"><text:span text:style-name="T145">The codomain represents the possible output of a function. <text:s/></text:span>The codomain is real numbers (-∞, ∞) and the range is [0, ∞), the real numbers &gt;= 0. <text:s/></text:p>
      <text:p text:style-name="P3"/>
      <text:p text:style-name="P3">In effect, <text:tab/></text:p>
      <text:p text:style-name="P3"/>
      <text:p text:style-name="P3"><text:tab/>f : R → R </text:p>
      <text:p text:style-name="P3"/>
      <text:p text:style-name="P3">... can be defined with a codomain as:</text:p>
      <text:p text:style-name="P3"/>
      <text:p text:style-name="P3"><text:tab/>f : R → [0, ∞)</text:p>
      <text:p text:style-name="P3"/>
      <text:p text:style-name="P3">Surjective (onto): When the range and the codomain are the same. <text:tab/></text:p>
      <text:p text:style-name="P3"/>
      <text:p text:style-name="P3">Inverse image (pre-image): Given a subset S of a function's codomain, the inverse image is the set of all elements of the domain that map to the members of S. <text:s/>As defined for a set S with f:X→Y, the inverse image is:</text:p>
      <text:p text:style-name="P3"/>
      <text:p text:style-name="P3"><text:soft-page-break/><text:tab/>S' = { x ∈ X : f(x) ∈ S }</text:p>
      <text:p text:style-name="P3"/>
      <text:p text:style-name="P3">Certain elements of S will map to the image. <text:s/>Those that do are identified as the inverse image.</text:p>
      <text:p text:style-name="P3"/>
      <text:p text:style-name="P10">Properties of functions</text:p>
      <text:p text:style-name="P3">Every function has a domain and range. </text:p>
      <text:p text:style-name="P3"/>
      <text:p text:style-name="P3">Domain: set of values of the variable for which the function is defined.</text:p>
      <text:p text:style-name="P3"><text:s/></text:p>
      <text:p text:style-name="P3">Range: set of values of the <text:span text:style-name="T145">co</text:span>domain for which there is some minimum to maximum application of the function. </text:p>
      <text:p text:style-name="P3"/>
      <text:p text:style-name="P3">The interval of a range from its minimum to its maximum is denoted like [5, 20] for values and (a1, a2) for variables. A range of all real numbers is denoted as (-∞, ∞)</text:p>
      <text:p text:style-name="P3"/>
      <text:p text:style-name="P127"><text:span text:style-name="T25">Discontinuities: when the range has more than one interval, given that a function is not defined for all values of the variable. <text:s/>Discontinuity can be quickly verified with this on-line calculator: </text:span><text:a xlink:type="simple" xlink:href="https://www.wolframalpha.com/calculators/discontinuity-calculator/" text:style-name="Internet_20_link" text:visited-style-name="Visited_20_Internet_20_Link"><text:span text:style-name="T129">https://www.wolframalpha.com/calculators/discontinuity-calculator/</text:span></text:a></text:p>
      <text:p text:style-name="P3"/>
      <text:p text:style-name="P3">Injective (one-to-one): A function that maps from exactly one element of the domain to exactly one element of the range. <text:s/><text:span text:style-name="T145">The range element is mapped to by no more than one domain element.</text:span></text:p>
      <text:p text:style-name="P3"/>
      <text:p text:style-name="P3"><text:tab/>f(x) = x + 1 is one-to-one </text:p>
      <text:p text:style-name="P3"/>
      <text:p text:style-name="P3">Surjective (onto): a function f from set A to set B is onto if for every element 'b' there is at least one element 'a' such that f(a) = b</text:p>
      <text:p text:style-name="P3"/>
      <text:p text:style-name="P3">Example: all the elements of the range set are applied by all the elements of the domain set. </text:p>
      <text:p text:style-name="P3"/>
      <text:p text:style-name="P3"><text:tab/>f(x) = x + 1 is onto because the range is infinite (-∞, ∞). </text:p>
      <text:p text:style-name="P3"/>
      <text:p text:style-name="P3"><text:tab/>f(x) = x<text:span text:style-name="T137">2</text:span> is not onto because the range ignores negative values.</text:p>
      <text:p text:style-name="P3"/>
      <text:p text:style-name="P3">Onto may also be many-to-one: A function that maps from many elements of A to one element “b.”</text:p>
      <text:p text:style-name="P3"/>
      <text:p text:style-name="P3"><text:tab/>f(x) = x<text:span text:style-name="T137">2</text:span> is many-to-one because, for both x = -2 and x = 2, f(x) is 4</text:p>
      <text:p text:style-name="P3"/>
      <text:p text:style-name="P3">A function is surjective onto if the image of f is equivalent to its range. <text:s/>That is: </text:p>
      <text:p text:style-name="P3"/>
      <text:p text:style-name="P3"><text:tab/>for every b ∈ B there is some a ∈ A such that f(a) = b</text:p>
      <text:p text:style-name="P3"/>
      <text:p text:style-name="P3">For example:</text:p>
      <text:p text:style-name="P3"/>
      <text:p text:style-name="P3"><text:tab/>f:N→N, f(x) = x + 1 is <text:span text:style-name="T149">not </text:span>surjective.</text:p>
      <text:p text:style-name="P3"/>
      <text:p text:style-name="P7">The function maps elements from the set of natural numbers to the set <text:span text:style-name="T149">a set of natural numbers, yet it excludes 1.</text:span></text:p>
      <text:p text:style-name="P3"/>
      <text:p text:style-name="P6"><text:tab/><text:span text:style-name="T147">f:N→ [1, ∞), </text:span>f(x) = 2x is surjective. <text:s/></text:p>
      <text:p text:style-name="P6"><text:soft-page-break/></text:p>
      <text:p text:style-name="P6">The function maps elements from the set of natural numbers to the set of non-negative even numbers.</text:p>
      <text:p text:style-name="P5"/>
      <text:p text:style-name="P4"><text:tab/>f:R→R, f(x) = x<text:span text:style-name="T137">2</text:span> is not surjective.</text:p>
      <text:p text:style-name="P4"/>
      <text:p text:style-name="P4"><text:span text:style-name="T148">The function cannot represent </text:span>a real number with a square that is negative, <text:span text:style-name="T148">as it does not exist</text:span>.</text:p>
      <text:p text:style-name="P3"/>
      <text:p text:style-name="P6"><text:tab/><text:span text:style-name="T147">f:N→ N, </text:span>f(x) = 2x <text:span text:style-name="T148">is not surjective.</text:span></text:p>
      <text:p text:style-name="P6"/>
      <text:p text:style-name="P6"><text:span text:style-name="T148">The function only maps the</text:span> set of natural numbers to <text:span text:style-name="T148">a </text:span>set of non-negative even numbers. <text:s/><text:span text:style-name="T149">It excludes odd numbers.</text:span></text:p>
      <text:p text:style-name="P5"/>
      <text:p text:style-name="P3">Bijective (one-to-one correspondence; both injective and surjective): iff every possible image is mapped to by exactly one argument. <text:s/>(Each element in the domain maps to exactly one element in the range, and each element in the range is mapped to by only one element in the domain.)</text:p>
      <text:p text:style-name="P3"/>
      <text:p text:style-name="P3">A function is bijective iff it is both injective and surjective.</text:p>
      <text:p text:style-name="P3"/>
      <text:p text:style-name="P3">You may have functions that are:</text:p>
      <text:list xml:id="list1442842551346605793" text:style-name="L8">
        <text:list-item>
          <text:p text:style-name="P133">Onto but not one-to-one</text:p>
        </text:list-item>
        <text:list-item>
          <text:p text:style-name="P133">One-to-one but not onto</text:p>
        </text:list-item>
        <text:list-item>
          <text:p text:style-name="P133">One-to-one correspondence</text:p>
        </text:list-item>
        <text:list-item>
          <text:p text:style-name="P133">Not permitted: one-to-many</text:p>
        </text:list-item>
      </text:list>
      <text:p text:style-name="P3"/>
      <text:p text:style-name="P10">Inverse function</text:p>
      <text:p text:style-name="P3">A function if:A→B is invertible if its inverse g:B→A exists. <text:s/>That is:</text:p>
      <text:p text:style-name="P3"/>
      <text:p text:style-name="P3"><text:tab/>f(a) = b ↔ g(b) = a</text:p>
      <text:p text:style-name="P3"/>
      <text:p text:style-name="P3">For example:</text:p>
      <text:p text:style-name="P3"/>
      <text:p text:style-name="P3"><text:tab/>For f:Z→Z, f(a) = a + 5</text:p>
      <text:p text:style-name="P3"/>
      <text:p text:style-name="P3">The inverse is g(a) = a - 5, therefore <text:span text:style-name="T146">function f</text:span> is invertible.</text:p>
      <text:p text:style-name="P3"/>
      <text:p text:style-name="P3">Conversely, a function f(a) = a<text:span text:style-name="T137">2</text:span> is not invertible because (-a)<text:span text:style-name="T137">2</text:span> = a<text:span text:style-name="T137">2</text:span> which is not one-to-one like the first.</text:p>
      <text:p text:style-name="P3"/>
      <text:p text:style-name="P3"><text:span text:style-name="T146">T</text:span>wo elements in the domain map to one element in the range. <text:s/>Such a function is not invertible. <text:s/>The inverse function requires one-to-one correspondence.</text:p>
      <text:p text:style-name="P3"/>
      <text:p text:style-name="P3"><text:span text:style-name="T164">Try not to</text:span> confuse an inverse function with an inverse image of a function, which is a subset of the domain as applied to a subset of the codomain.</text:p>
      <text:p text:style-name="P3"/>
      <text:p text:style-name="P10">Composition of Function</text:p>
      <text:p text:style-name="P3">A function can map two sets via a middle third set. <text:s/>Consider the output of function f that must go through function g, such as g(f(a)). <text:s/></text:p>
      <text:p text:style-name="P3"/>
      <text:p text:style-name="P3">Also consider SML's composition operator “o” that is somewhat like a Unix “|” pipe.</text:p>
      <text:p text:style-name="P3"><text:soft-page-break/></text:p>
      <text:p text:style-name="P3">Two functions f:A→B and g:B→C can be composed to give a function from A to C such that (gof)(a) = g(f(a)). This is composition <text:span text:style-name="T149">and </text:span>is called gof. </text:p>
      <text:p text:style-name="P3"/>
      <text:p text:style-name="P3">Composition properties:</text:p>
      <text:list xml:id="list7025203809930845920" text:style-name="L9">
        <text:list-item>
          <text:p text:style-name="P134">If f and g are one-to-one then the function (gof) is also one-to-one.</text:p>
        </text:list-item>
        <text:list-item>
          <text:p text:style-name="P134">If f and g are onto then the function (gof) is also onto.</text:p>
        </text:list-item>
        <text:list-item>
          <text:p text:style-name="P134">Composition is associative <text:span text:style-name="T149">(when composing three functions)</text:span>.</text:p>
        </text:list-item>
        <text:list-item>
          <text:p text:style-name="P134">Composition is not commutative.</text:p>
        </text:list-item>
      </text:list>
      <text:p text:style-name="P3"/>
      <text:p text:style-name="P3">For example:</text:p>
      <text:p text:style-name="P3"/>
      <text:p text:style-name="P3"><text:tab/>Given f(a) = a + 2 and g(a) = 2a + 1, then (fog)(a) and (gof)(a) are:</text:p>
      <text:p text:style-name="P3"/>
      <text:p text:style-name="P3"><text:tab/>(fog)(a) = f(g(a)) = f(2a + 1) = 2a + 1 + 2 = 2a + 3</text:p>
      <text:p text:style-name="P3"><text:tab/>(gof)(a) = g(f(a)) = g(a + 2) = 2(a + 2) + 1 = 2a + 5</text:p>
      <text:p text:style-name="P3"/>
      <text:p text:style-name="P3"><text:tab/>Therefore, (fog)(a) <text:span text:style-name="T135">≠</text:span> (gof)(a)</text:p>
      <text:p text:style-name="P2"/>
      <text:p text:style-name="P129">Exercises</text:p>
      <text:p text:style-name="P128">1. <text:s/>Devise SML functions for the following operations on a set:</text:p>
      <text:p text:style-name="P128"><text:tab/>A. addElement</text:p>
      <text:p text:style-name="P128"><text:tab/>B. removeElement</text:p>
      <text:p text:style-name="P128"><text:tab/>C. cardinalityOfSet</text:p>
      <text:p text:style-name="P128"><text:tab/>D. containsElement</text:p>
      <text:p text:style-name="P128"/>
      <text:p text:style-name="P128">2. <text:s/>Devise SML functions to affect the following set relations:</text:p>
      <text:p text:style-name="P128"><text:tab/>A. isRelated</text:p>
      <text:p text:style-name="P128"><text:tab/>B. makeInverse</text:p>
      <text:p text:style-name="P128"><text:tab/>C. findImage</text:p>
      <text:p text:style-name="P128"/>
      <text:p text:style-name="P128">3. <text:s/>Devise SQL queries for the following operations on a set:</text:p>
      <text:p text:style-name="P128"><text:tab/>A. cardinalityOfSet</text:p>
      <text:p text:style-name="P128"><text:tab/>B. containsElement</text:p>
      <text:p text:style-name="P128"><text:tab/>C. isRelated</text:p>
      <text:p text:style-name="P128"><text:tab/>d. findImage</text:p>
      <text:p text:style-name="P128"/>
      <text:p text:style-name="P128">4. <text:s/>Devise an SML function that partitions a set (all possible partitions).</text:p>
      <text:p text:style-name="P128"/>
      <text:p text:style-name="P128">5. <text:s/>Devise an SQL query that partitions a set (all possible partition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/>
    <style:font-face style:name="Caladea" svg:font-family="Caladea" style:font-family-generic="roman"/>
    <style:font-face style:name="FreeSans" svg:font-family="FreeSans" style:font-family-generic="roman"/>
    <style:font-face style:name="Liberation Serif2" svg:font-family="'Liberation Serif'" style:font-family-generic="roman"/>
    <style:font-face style:name="Times" svg:font-family="Times" style:font-family-generic="roman"/>
    <style:font-face style:name="FreeSans2" svg:font-family="FreeSans" style:font-family-generic="swiss"/>
    <style:font-face style:name="Arial" svg:font-family="Arial" style:font-family-generic="roman" style:font-pitch="variable"/>
    <style:font-face style:name="Caladea1" svg:font-family="Calade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OpenSymbol1" svg:font-family="OpenSymbol" style:font-family-generic="system" style:font-pitch="variable"/>
  </office:font-face-decls>
  <office:styles>
    <draw:marker draw:name="Arrowheads_20_1" draw:display-name="Arrowheads 1" svg:viewBox="0 0 20 30" svg:d="M10 0l-10 30h20z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Object_20_with_20_arrow" style:display-name="Object with arrow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11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965in" fo:margin-bottom="0in" loext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835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0764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text-line-through-type="none" style:font-name="Times" fo:font-family="Times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style:font-name="FreeSans" fo:font-family="FreeSans" style:font-family-generic="roman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text-line-through-type="none" style:font-name="Times" fo:font-family="Times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11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loext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35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in" fo:margin-right="0in" fo:margin-top="0.0764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5in" fo:margin-right="0in" fo:margin-top="0.0965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  <style:tab-stop style:position="10.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in" fo:margin-right="0in" fo:margin-top="0.0835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5in" fo:margin-right="0in" fo:margin-top="0.0693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in" fo:margin-right="0in" fo:margin-top="0.0693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in" fo:margin-right="0in" fo:margin-top="0.0693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in" fo:margin-right="0in" fo:margin-top="0.0693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in" fo:margin-right="0in" fo:margin-top="0.0693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in" fo:margin-right="0in" fo:margin-top="0.0693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in" fo:margin-right="0in" fo:margin-top="0.0764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1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1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ITLE_5f_AND_5f_BODY_7e_LT_7e_Gliederung_20_1" style:display-name="TITLE_AND_BODY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1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1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ECTION_5f_HEADER_7e_LT_7e_Gliederung_20_1" style:display-name="SECTION_HEADER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TION_5f_HEADER_7e_LT_7e_Gliederung_20_2" style:display-name="SECTION_HEADER~LT~Gliederung 2" style:family="paragraph" style:parent-style-name="SECTION_5f_HEADER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3" style:display-name="SECTION_HEADER~LT~Gliederung 3" style:family="paragraph" style:parent-style-name="SECTION_5f_HEADER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4" style:display-name="SECTION_HEADER~LT~Gliederung 4" style:family="paragraph" style:parent-style-name="SECTION_5f_HEADER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5" style:display-name="SECTION_HEADER~LT~Gliederung 5" style:family="paragraph" style:parent-style-name="SECTION_5f_HEADER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6" style:display-name="SECTION_HEADER~LT~Gliederung 6" style:family="paragraph" style:parent-style-name="SECTION_5f_HEADER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7" style:display-name="SECTION_HEADER~LT~Gliederung 7" style:family="paragraph" style:parent-style-name="SECTION_5f_HEADER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8" style:display-name="SECTION_HEADER~LT~Gliederung 8" style:family="paragraph" style:parent-style-name="SECTION_5f_HEADER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9" style:display-name="SECTION_HEADER~LT~Gliederung 9" style:family="paragraph" style:parent-style-name="SECTION_5f_HEADER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Titel" style:display-name="SECTION_HEADER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TION_5f_HEADER_7e_LT_7e_Untertitel" style:display-name="SECTION_HEAD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1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TION_5f_HEADER_7e_LT_7e_Notizen" style:display-name="SECTION_HEADER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1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TION_5f_HEADER_7e_LT_7e_Hintergrundobjekte" style:display-name="SECTION_HEADER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ECTION_5f_HEADER_7e_LT_7e_Hintergrund" style:display-name="SECTION_HEADER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AND_5f_TWO_5f_COLUMNS_7e_LT_7e_Gliederung_20_1" style:display-name="TITLE_AND_TWO_COLUMNS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TWO_5f_COLUMNS_7e_LT_7e_Gliederung_20_2" style:display-name="TITLE_AND_TWO_COLUMNS~LT~Gliederung 2" style:family="paragraph" style:parent-style-name="TITLE_5f_AND_5f_TWO_5f_COLUMNS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3" style:display-name="TITLE_AND_TWO_COLUMNS~LT~Gliederung 3" style:family="paragraph" style:parent-style-name="TITLE_5f_AND_5f_TWO_5f_COLUMNS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4" style:display-name="TITLE_AND_TWO_COLUMNS~LT~Gliederung 4" style:family="paragraph" style:parent-style-name="TITLE_5f_AND_5f_TWO_5f_COLUMNS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5" style:display-name="TITLE_AND_TWO_COLUMNS~LT~Gliederung 5" style:family="paragraph" style:parent-style-name="TITLE_5f_AND_5f_TWO_5f_COLUMNS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6" style:display-name="TITLE_AND_TWO_COLUMNS~LT~Gliederung 6" style:family="paragraph" style:parent-style-name="TITLE_5f_AND_5f_TWO_5f_COLUMNS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7" style:display-name="TITLE_AND_TWO_COLUMNS~LT~Gliederung 7" style:family="paragraph" style:parent-style-name="TITLE_5f_AND_5f_TWO_5f_COLUMNS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8" style:display-name="TITLE_AND_TWO_COLUMNS~LT~Gliederung 8" style:family="paragraph" style:parent-style-name="TITLE_5f_AND_5f_TWO_5f_COLUMNS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9" style:display-name="TITLE_AND_TWO_COLUMNS~LT~Gliederung 9" style:family="paragraph" style:parent-style-name="TITLE_5f_AND_5f_TWO_5f_COLUMNS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Titel" style:display-name="TITLE_AND_TWO_COLUMNS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TWO_5f_COLUMNS_7e_LT_7e_Untertitel" style:display-name="TITLE_AND_TWO_COLUMNS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1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TWO_5f_COLUMNS_7e_LT_7e_Notizen" style:display-name="TITLE_AND_TWO_COLUMNS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1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TWO_5f_COLUMNS_7e_LT_7e_Hintergrundobjekte" style:display-name="TITLE_AND_TWO_COLUMNS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AND_5f_TWO_5f_COLUMNS_7e_LT_7e_Hintergrund" style:display-name="TITLE_AND_TWO_COLUMNS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tarSymbol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tarSymbol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tarSymbol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tarSymbol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tar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tarSymbol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tarSymbol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tarSymbol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tarSymbol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tarSymbol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tarSymbol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tar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tarSymbol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tarSymbol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23:24:13.993203132</meta:creation-date>
    <dc:date>2018-07-21T17:35:55.797000991</dc:date>
    <meta:editing-duration>P34DT2H10M18S</meta:editing-duration>
    <meta:editing-cycles>717</meta:editing-cycles>
    <meta:generator>LibreOffice/5.0.3.2$Linux_X86_64 LibreOffice_project/00m0$Build-2</meta:generator>
    <meta:print-date>2014-07-08T14:48:34.671079265</meta:print-date>
    <meta:document-statistic meta:table-count="0" meta:image-count="0" meta:object-count="0" meta:page-count="25" meta:paragraph-count="582" meta:word-count="7089" meta:character-count="37104" meta:non-whitespace-character-count="29829"/>
  </office:meta>
</office:document-meta>
</file>